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14">
      <style:table-cell-properties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3">
      <style:table-cell-properties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6.57930555555556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6388888888889cm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3.03388888888889cm" style:use-optimal-column-width="true"/>
    </style:style>
    <style:style style:name="co7" style:family="table-column">
      <style:table-column-properties fo:break-before="auto" style:column-width="1.72861111111111cm" style:use-optimal-column-width="true"/>
    </style:style>
    <style:style style:name="co8" style:family="table-column">
      <style:table-column-properties fo:break-before="auto" style:column-width="2.04611111111111cm" style:use-optimal-column-width="true"/>
    </style:style>
    <style:style style:name="co9" style:family="table-column">
      <style:table-column-properties fo:break-before="auto" style:column-width="1.71097222222222cm"/>
    </style:style>
    <style:style style:name="ro1" style:family="table-row">
      <style:table-row-properties style:row-height="17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3" table:default-cell-style-name="ce2"/>
        <table:table-column table:style-name="co7" table:number-columns-repeated="3" table:default-cell-style-name="ce2"/>
        <table:table-column table:style-name="co8" table:number-columns-repeated="2" table:default-cell-style-name="ce2"/>
        <table:table-column table:style-name="co9" table:number-columns-repeated="16370" table:default-cell-style-name="ce2"/>
        <table:table-row table:style-name="ro1">
          <table:table-cell office:value-type="string" table:style-name="ce2">
            <text:p>Hotel</text:p>
            <draw:custom-shape svg:x="0in" svg:y="0in" svg:width="0.33333in" svg:height="0.33333in" draw:z-index="1" draw:id="id0" draw:style-name="a2" draw:name="AutoShape 1">
              <svg:title/>
              <svg:desc>10712月報表_files/excel1.gif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2" draw:id="id1" draw:style-name="a5" draw:name="AutoShape 2">
              <svg:title/>
              <svg:desc>10712月報表_files/b_print.png</svg:desc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style-name="ce2">
            <text:p>Demand</text:p>
          </table:table-cell>
          <table:table-cell office:value-type="string" table:style-name="ce2">
            <text:p>Occupancy</text:p>
          </table:table-cell>
          <table:table-cell office:value-type="string" table:style-name="ce2">
            <text:p>ADR</text:p>
          </table:table-cell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圓山大飯店</text:p>
          </table:table-cell>
          <table:table-cell office:value-type="string" table:style-name="ce2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12674" table:style-name="ce3">
            <text:p>12674</text:p>
          </table:table-cell>
          <table:table-cell office:value-type="percentage" office:value="0.81769999999999998" table:style-name="ce4">
            <text:p>81.77%</text:p>
          </table:table-cell>
          <table:table-cell office:value-type="float" office:value="4594" table:style-name="ce3">
            <text:p>4594</text:p>
          </table:table-cell>
          <table:table-cell office:value-type="float" office:value="58222585" table:style-name="ce3">
            <text:p>58222585</text:p>
          </table:table-cell>
          <table:table-cell office:value-type="float" office:value="76688446" table:style-name="ce3">
            <text:p>76688446</text:p>
          </table:table-cell>
          <table:table-cell office:value-type="float" office:value="152478584" table:style-name="ce3">
            <text:p>1524785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Grand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國賓大飯店</text:p>
          </table:table-cell>
          <table:table-cell office:value-type="string" table:style-name="ce2">
            <text:p>Taipei</text:p>
          </table:table-cell>
          <table:table-cell office:value-type="float" office:value="422" table:style-name="ce3">
            <text:p>422</text:p>
          </table:table-cell>
          <table:table-cell office:value-type="float" office:value="10102" table:style-name="ce3">
            <text:p>10102</text:p>
          </table:table-cell>
          <table:table-cell office:value-type="percentage" office:value="0.7722" table:style-name="ce4">
            <text:p>77.22%</text:p>
          </table:table-cell>
          <table:table-cell office:value-type="float" office:value="3911" table:style-name="ce3">
            <text:p>3911</text:p>
          </table:table-cell>
          <table:table-cell office:value-type="float" office:value="39509021" table:style-name="ce3">
            <text:p>39509021</text:p>
          </table:table-cell>
          <table:table-cell office:value-type="float" office:value="97285321" table:style-name="ce3">
            <text:p>97285321</text:p>
          </table:table-cell>
          <table:table-cell office:value-type="float" office:value="150079316" table:style-name="ce3">
            <text:p>1500793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Ambassador Hotel-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華國大飯店</text:p>
          </table:table-cell>
          <table:table-cell office:value-type="string" table:style-name="ce2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8843" table:style-name="ce3">
            <text:p>8843</text:p>
          </table:table-cell>
          <table:table-cell office:value-type="percentage" office:value="0.875" table:style-name="ce4">
            <text:p>87.50%</text:p>
          </table:table-cell>
          <table:table-cell office:value-type="float" office:value="3003" table:style-name="ce3">
            <text:p>3003</text:p>
          </table:table-cell>
          <table:table-cell office:value-type="float" office:value="26559438" table:style-name="ce3">
            <text:p>26559438</text:p>
          </table:table-cell>
          <table:table-cell office:value-type="float" office:value="10238931" table:style-name="ce3">
            <text:p>10238931</text:p>
          </table:table-cell>
          <table:table-cell office:value-type="float" office:value="38963304" table:style-name="ce3">
            <text:p>389633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mperial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華泰王子大飯店</text:p>
          </table:table-cell>
          <table:table-cell office:value-type="string" table:style-name="ce2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5543" table:style-name="ce3">
            <text:p>5543</text:p>
          </table:table-cell>
          <table:table-cell office:value-type="percentage" office:value="0.83169999999999999" table:style-name="ce4">
            <text:p>83.17%</text:p>
          </table:table-cell>
          <table:table-cell office:value-type="float" office:value="2964" table:style-name="ce3">
            <text:p>2964</text:p>
          </table:table-cell>
          <table:table-cell office:value-type="float" office:value="16428155" table:style-name="ce3">
            <text:p>16428155</text:p>
          </table:table-cell>
          <table:table-cell office:value-type="float" office:value="12638402" table:style-name="ce3">
            <text:p>12638402</text:p>
          </table:table-cell>
          <table:table-cell office:value-type="float" office:value="32383938" table:style-name="ce3">
            <text:p>323839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LORIA PRINCE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國王大飯店</text:p>
          </table:table-cell>
          <table:table-cell office:value-type="string" table:style-name="ce2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2086" table:style-name="ce3">
            <text:p>2086</text:p>
          </table:table-cell>
          <table:table-cell office:value-type="percentage" office:value="0.69369999999999998" table:style-name="ce4">
            <text:p>69.37%</text:p>
          </table:table-cell>
          <table:table-cell office:value-type="float" office:value="1520" table:style-name="ce3">
            <text:p>1520</text:p>
          </table:table-cell>
          <table:table-cell office:value-type="float" office:value="3171497" table:style-name="ce3">
            <text:p>3171497</text:p>
          </table:table-cell>
          <table:table-cell office:value-type="float" office:value="901771" table:style-name="ce3">
            <text:p>901771</text:p>
          </table:table-cell>
          <table:table-cell office:value-type="float" office:value="4163630" table:style-name="ce3">
            <text:p>41636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mperor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豪景大酒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986" table:style-name="ce3">
            <text:p>4986</text:p>
          </table:table-cell>
          <table:table-cell office:value-type="percentage" office:value="0.76959999999999995" table:style-name="ce4">
            <text:p>76.96%</text:p>
          </table:table-cell>
          <table:table-cell office:value-type="float" office:value="2652" table:style-name="ce3">
            <text:p>2652</text:p>
          </table:table-cell>
          <table:table-cell office:value-type="float" office:value="13223347" table:style-name="ce3">
            <text:p>13223347</text:p>
          </table:table-cell>
          <table:table-cell office:value-type="float" office:value="1916634" table:style-name="ce3">
            <text:p>1916634</text:p>
          </table:table-cell>
          <table:table-cell office:value-type="float" office:value="15420597" table:style-name="ce3">
            <text:p>154205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iverview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凱撒大飯店</text:p>
          </table:table-cell>
          <table:table-cell office:value-type="string" table:style-name="ce2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3990" table:style-name="ce3">
            <text:p>13990</text:p>
          </table:table-cell>
          <table:table-cell office:value-type="percentage" office:value="0.94410000000000005" table:style-name="ce4">
            <text:p>94.41%</text:p>
          </table:table-cell>
          <table:table-cell office:value-type="float" office:value="3606" table:style-name="ce3">
            <text:p>3606</text:p>
          </table:table-cell>
          <table:table-cell office:value-type="float" office:value="50447863" table:style-name="ce3">
            <text:p>50447863</text:p>
          </table:table-cell>
          <table:table-cell office:value-type="float" office:value="26311529" table:style-name="ce3">
            <text:p>26311529</text:p>
          </table:table-cell>
          <table:table-cell office:value-type="float" office:value="83802698" table:style-name="ce3">
            <text:p>838026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esar Park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康華大飯店</text:p>
          </table:table-cell>
          <table:table-cell office:value-type="string" table:style-name="ce2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5228" table:style-name="ce3">
            <text:p>5228</text:p>
          </table:table-cell>
          <table:table-cell office:value-type="percentage" office:value="0.78439999999999999" table:style-name="ce4">
            <text:p>78.44%</text:p>
          </table:table-cell>
          <table:table-cell office:value-type="float" office:value="2620" table:style-name="ce3">
            <text:p>2620</text:p>
          </table:table-cell>
          <table:table-cell office:value-type="float" office:value="13699729" table:style-name="ce3">
            <text:p>13699729</text:p>
          </table:table-cell>
          <table:table-cell office:value-type="float" office:value="13077723" table:style-name="ce3">
            <text:p>13077723</text:p>
          </table:table-cell>
          <table:table-cell office:value-type="float" office:value="27927528" table:style-name="ce3">
            <text:p>279275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olden China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神旺大飯店</text:p>
          </table:table-cell>
          <table:table-cell office:value-type="string" table:style-name="ce2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7360" table:style-name="ce3">
            <text:p>7360</text:p>
          </table:table-cell>
          <table:table-cell office:value-type="percentage" office:value="0.88590000000000002" table:style-name="ce4">
            <text:p>88.59%</text:p>
          </table:table-cell>
          <table:table-cell office:value-type="float" office:value="3335" table:style-name="ce3">
            <text:p>3335</text:p>
          </table:table-cell>
          <table:table-cell office:value-type="float" office:value="24547000" table:style-name="ce3">
            <text:p>24547000</text:p>
          </table:table-cell>
          <table:table-cell office:value-type="float" office:value="32972599" table:style-name="ce3">
            <text:p>32972599</text:p>
          </table:table-cell>
          <table:table-cell office:value-type="float" office:value="62212297" table:style-name="ce3">
            <text:p>622122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n Want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兄弟大飯店</text:p>
          </table:table-cell>
          <table:table-cell office:value-type="string" table:style-name="ce2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5980" table:style-name="ce3">
            <text:p>5980</text:p>
          </table:table-cell>
          <table:table-cell office:value-type="percentage" office:value="0.77159999999999995" table:style-name="ce4">
            <text:p>77.16%</text:p>
          </table:table-cell>
          <table:table-cell office:value-type="float" office:value="3669" table:style-name="ce3">
            <text:p>3669</text:p>
          </table:table-cell>
          <table:table-cell office:value-type="float" office:value="21942873" table:style-name="ce3">
            <text:p>21942873</text:p>
          </table:table-cell>
          <table:table-cell office:value-type="float" office:value="47257735" table:style-name="ce3">
            <text:p>47257735</text:p>
          </table:table-cell>
          <table:table-cell office:value-type="float" office:value="74487962" table:style-name="ce3">
            <text:p>744879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rother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三德大飯店</text:p>
          </table:table-cell>
          <table:table-cell office:value-type="string" table:style-name="ce2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6771" table:style-name="ce3">
            <text:p>6771</text:p>
          </table:table-cell>
          <table:table-cell office:value-type="percentage" office:value="0.81499999999999995" table:style-name="ce4">
            <text:p>81.50%</text:p>
          </table:table-cell>
          <table:table-cell office:value-type="float" office:value="2192" table:style-name="ce3">
            <text:p>2192</text:p>
          </table:table-cell>
          <table:table-cell office:value-type="float" office:value="14839350" table:style-name="ce3">
            <text:p>14839350</text:p>
          </table:table-cell>
          <table:table-cell office:value-type="float" office:value="6508861" table:style-name="ce3">
            <text:p>6508861</text:p>
          </table:table-cell>
          <table:table-cell office:value-type="float" office:value="22491396" table:style-name="ce3">
            <text:p>224913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ntos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亞都麗緻大飯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872" table:style-name="ce3">
            <text:p>4872</text:p>
          </table:table-cell>
          <table:table-cell office:value-type="percentage" office:value="0.752" table:style-name="ce4">
            <text:p>75.20%</text:p>
          </table:table-cell>
          <table:table-cell office:value-type="float" office:value="4613" table:style-name="ce3">
            <text:p>4613</text:p>
          </table:table-cell>
          <table:table-cell office:value-type="float" office:value="22474435" table:style-name="ce3">
            <text:p>22474435</text:p>
          </table:table-cell>
          <table:table-cell office:value-type="float" office:value="15811745" table:style-name="ce3">
            <text:p>15811745</text:p>
          </table:table-cell>
          <table:table-cell office:value-type="float" office:value="44197548" table:style-name="ce3">
            <text:p>441975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Landis Taipei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國聯大飯店</text:p>
          </table:table-cell>
          <table:table-cell office:value-type="string" table:style-name="ce2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5400" table:style-name="ce3">
            <text:p>5400</text:p>
          </table:table-cell>
          <table:table-cell office:value-type="percentage" office:value="0.71679999999999999" table:style-name="ce4">
            <text:p>71.68%</text:p>
          </table:table-cell>
          <table:table-cell office:value-type="float" office:value="2328" table:style-name="ce3">
            <text:p>2328</text:p>
          </table:table-cell>
          <table:table-cell office:value-type="float" office:value="12571793" table:style-name="ce3">
            <text:p>12571793</text:p>
          </table:table-cell>
          <table:table-cell office:value-type="float" office:value="2011380" table:style-name="ce3">
            <text:p>2011380</text:p>
          </table:table-cell>
          <table:table-cell office:value-type="float" office:value="16151063" table:style-name="ce3">
            <text:p>161510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nited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寒舍喜來登大飯店</text:p>
          </table:table-cell>
          <table:table-cell office:value-type="string" table:style-name="ce2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7422" table:style-name="ce3">
            <text:p>17422</text:p>
          </table:table-cell>
          <table:table-cell office:value-type="percentage" office:value="0.81689999999999996" table:style-name="ce4">
            <text:p>81.69%</text:p>
          </table:table-cell>
          <table:table-cell office:value-type="float" office:value="4959" table:style-name="ce3">
            <text:p>4959</text:p>
          </table:table-cell>
          <table:table-cell office:value-type="float" office:value="86391256" table:style-name="ce3">
            <text:p>86391256</text:p>
          </table:table-cell>
          <table:table-cell office:value-type="float" office:value="136506394" table:style-name="ce3">
            <text:p>136506394</text:p>
          </table:table-cell>
          <table:table-cell office:value-type="float" office:value="248362270" table:style-name="ce3">
            <text:p>2483622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heraton Grand Taipei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老爺大酒店</text:p>
          </table:table-cell>
          <table:table-cell office:value-type="string" table:style-name="ce2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6010" table:style-name="ce3">
            <text:p>6010</text:p>
          </table:table-cell>
          <table:table-cell office:value-type="percentage" office:value="0.95979999999999999" table:style-name="ce4">
            <text:p>95.98%</text:p>
          </table:table-cell>
          <table:table-cell office:value-type="float" office:value="5105" table:style-name="ce3">
            <text:p>5105</text:p>
          </table:table-cell>
          <table:table-cell office:value-type="float" office:value="30682106" table:style-name="ce3">
            <text:p>30682106</text:p>
          </table:table-cell>
          <table:table-cell office:value-type="float" office:value="27111354" table:style-name="ce3">
            <text:p>27111354</text:p>
          </table:table-cell>
          <table:table-cell office:value-type="float" office:value="65691951" table:style-name="ce3">
            <text:p>656919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oyal-Nikko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華大飯店</text:p>
          </table:table-cell>
          <table:table-cell office:value-type="string" table:style-name="ce2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3799" table:style-name="ce3">
            <text:p>13799</text:p>
          </table:table-cell>
          <table:table-cell office:value-type="percentage" office:value="0.73450000000000004" table:style-name="ce4">
            <text:p>73.45%</text:p>
          </table:table-cell>
          <table:table-cell office:value-type="float" office:value="4300" table:style-name="ce3">
            <text:p>4300</text:p>
          </table:table-cell>
          <table:table-cell office:value-type="float" office:value="59341000" table:style-name="ce3">
            <text:p>59341000</text:p>
          </table:table-cell>
          <table:table-cell office:value-type="float" office:value="52701000" table:style-name="ce3">
            <text:p>52701000</text:p>
          </table:table-cell>
          <table:table-cell office:value-type="float" office:value="131067000" table:style-name="ce3">
            <text:p>131067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ward Plaza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君悅酒店</text:p>
          </table:table-cell>
          <table:table-cell office:value-type="string" table:style-name="ce2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21606" table:style-name="ce3">
            <text:p>21606</text:p>
          </table:table-cell>
          <table:table-cell office:value-type="percentage" office:value="0.82" table:style-name="ce4">
            <text:p>82.00%</text:p>
          </table:table-cell>
          <table:table-cell office:value-type="float" office:value="6828" table:style-name="ce3">
            <text:p>6828</text:p>
          </table:table-cell>
          <table:table-cell office:value-type="float" office:value="147535718" table:style-name="ce3">
            <text:p>147535718</text:p>
          </table:table-cell>
          <table:table-cell office:value-type="float" office:value="116738007" table:style-name="ce3">
            <text:p>116738007</text:p>
          </table:table-cell>
          <table:table-cell office:value-type="float" office:value="296241259" table:style-name="ce3">
            <text:p>2962412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Hyatt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晶華酒店</text:p>
          </table:table-cell>
          <table:table-cell office:value-type="string" table:style-name="ce2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4417" table:style-name="ce3">
            <text:p>14417</text:p>
          </table:table-cell>
          <table:table-cell office:value-type="percentage" office:value="0.86439999999999995" table:style-name="ce4">
            <text:p>86.44%</text:p>
          </table:table-cell>
          <table:table-cell office:value-type="float" office:value="6084" table:style-name="ce3">
            <text:p>6084</text:p>
          </table:table-cell>
          <table:table-cell office:value-type="float" office:value="87706916" table:style-name="ce3">
            <text:p>87706916</text:p>
          </table:table-cell>
          <table:table-cell office:value-type="float" office:value="173396158" table:style-name="ce3">
            <text:p>173396158</text:p>
          </table:table-cell>
          <table:table-cell office:value-type="float" office:value="321516831" table:style-name="ce3">
            <text:p>3215168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egent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西華大飯店</text:p>
          </table:table-cell>
          <table:table-cell office:value-type="string" table:style-name="ce2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9083" table:style-name="ce3">
            <text:p>9083</text:p>
          </table:table-cell>
          <table:table-cell office:value-type="percentage" office:value="0.85419999999999996" table:style-name="ce4">
            <text:p>85.42%</text:p>
          </table:table-cell>
          <table:table-cell office:value-type="float" office:value="4838" table:style-name="ce3">
            <text:p>4838</text:p>
          </table:table-cell>
          <table:table-cell office:value-type="float" office:value="43946363" table:style-name="ce3">
            <text:p>43946363</text:p>
          </table:table-cell>
          <table:table-cell office:value-type="float" office:value="24262610" table:style-name="ce3">
            <text:p>24262610</text:p>
          </table:table-cell>
          <table:table-cell office:value-type="float" office:value="74350383" table:style-name="ce3">
            <text:p>743503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Sherwood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香格里拉台北遠東國際大飯店</text:p>
          </table:table-cell>
          <table:table-cell office:value-type="string" table:style-name="ce2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10507" table:style-name="ce3">
            <text:p>10507</text:p>
          </table:table-cell>
          <table:table-cell office:value-type="percentage" office:value="0.80700000000000005" table:style-name="ce4">
            <text:p>80.70%</text:p>
          </table:table-cell>
          <table:table-cell office:value-type="float" office:value="6823" table:style-name="ce3">
            <text:p>6823</text:p>
          </table:table-cell>
          <table:table-cell office:value-type="float" office:value="71685356" table:style-name="ce3">
            <text:p>71685356</text:p>
          </table:table-cell>
          <table:table-cell office:value-type="float" office:value="76396521" table:style-name="ce3">
            <text:p>76396521</text:p>
          </table:table-cell>
          <table:table-cell office:value-type="float" office:value="170846800" table:style-name="ce3">
            <text:p>170846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hangri-La's Far Eastern Plaza Hotel,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威斯汀六福皇宮</text:p>
          </table:table-cell>
          <table:table-cell office:value-type="string" table:style-name="ce2">
            <text:p>Taipei</text:p>
          </table:table-cell>
          <table:table-cell office:value-type="float" office:value="288" table:style-name="ce3">
            <text:p>288</text:p>
          </table:table-cell>
          <table:table-cell office:value-type="float" office:value="5446" table:style-name="ce3">
            <text:p>5446</text:p>
          </table:table-cell>
          <table:table-cell office:value-type="percentage" office:value="0.61" table:style-name="ce4">
            <text:p>61.00%</text:p>
          </table:table-cell>
          <table:table-cell office:value-type="float" office:value="5337" table:style-name="ce3">
            <text:p>5337</text:p>
          </table:table-cell>
          <table:table-cell office:value-type="float" office:value="29067341" table:style-name="ce3">
            <text:p>29067341</text:p>
          </table:table-cell>
          <table:table-cell office:value-type="float" office:value="61328308" table:style-name="ce3">
            <text:p>61328308</text:p>
          </table:table-cell>
          <table:table-cell office:value-type="float" office:value="96535390" table:style-name="ce3">
            <text:p>965353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Westin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美麗信花園酒店</text:p>
          </table:table-cell>
          <table:table-cell office:value-type="string" table:style-name="ce2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715" table:style-name="ce3">
            <text:p>5715</text:p>
          </table:table-cell>
          <table:table-cell office:value-type="percentage" office:value="0.90820000000000001" table:style-name="ce4">
            <text:p>90.82%</text:p>
          </table:table-cell>
          <table:table-cell office:value-type="float" office:value="2448" table:style-name="ce3">
            <text:p>2448</text:p>
          </table:table-cell>
          <table:table-cell office:value-type="float" office:value="13989644" table:style-name="ce3">
            <text:p>13989644</text:p>
          </table:table-cell>
          <table:table-cell office:value-type="float" office:value="6429451" table:style-name="ce3">
            <text:p>6429451</text:p>
          </table:table-cell>
          <table:table-cell office:value-type="float" office:value="27047064" table:style-name="ce3">
            <text:p>270470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ramar Garden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寒舍艾美酒店</text:p>
          </table:table-cell>
          <table:table-cell office:value-type="string" table:style-name="ce2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4300" table:style-name="ce3">
            <text:p>4300</text:p>
          </table:table-cell>
          <table:table-cell office:value-type="percentage" office:value="0.8669" table:style-name="ce4">
            <text:p>86.69%</text:p>
          </table:table-cell>
          <table:table-cell office:value-type="float" office:value="10465" table:style-name="ce3">
            <text:p>10465</text:p>
          </table:table-cell>
          <table:table-cell office:value-type="float" office:value="45001312" table:style-name="ce3">
            <text:p>45001312</text:p>
          </table:table-cell>
          <table:table-cell office:value-type="float" office:value="85220395" table:style-name="ce3">
            <text:p>85220395</text:p>
          </table:table-cell>
          <table:table-cell office:value-type="float" office:value="147687239" table:style-name="ce3">
            <text:p>1476872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e Meridien Taipei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W飯店</text:p>
          </table:table-cell>
          <table:table-cell office:value-type="string" table:style-name="ce2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10668" table:style-name="ce3">
            <text:p>10668</text:p>
          </table:table-cell>
          <table:table-cell office:value-type="percentage" office:value="0.84970000000000001" table:style-name="ce4">
            <text:p>84.97%</text:p>
          </table:table-cell>
          <table:table-cell office:value-type="float" office:value="10028" table:style-name="ce3">
            <text:p>10028</text:p>
          </table:table-cell>
          <table:table-cell office:value-type="float" office:value="106979357" table:style-name="ce3">
            <text:p>106979357</text:p>
          </table:table-cell>
          <table:table-cell office:value-type="float" office:value="63907226" table:style-name="ce3">
            <text:p>63907226</text:p>
          </table:table-cell>
          <table:table-cell office:value-type="float" office:value="191379294" table:style-name="ce3">
            <text:p>1913792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萬豪酒店</text:p>
          </table:table-cell>
          <table:table-cell office:value-type="string" table:style-name="ce2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8138" table:style-name="ce3">
            <text:p>8138</text:p>
          </table:table-cell>
          <table:table-cell office:value-type="percentage" office:value="0.82550000000000001" table:style-name="ce4">
            <text:p>82.55%</text:p>
          </table:table-cell>
          <table:table-cell office:value-type="float" office:value="6390" table:style-name="ce3">
            <text:p>6390</text:p>
          </table:table-cell>
          <table:table-cell office:value-type="float" office:value="52002594" table:style-name="ce3">
            <text:p>52002594</text:p>
          </table:table-cell>
          <table:table-cell office:value-type="float" office:value="103519897" table:style-name="ce3">
            <text:p>103519897</text:p>
          </table:table-cell>
          <table:table-cell office:value-type="float" office:value="191830900" table:style-name="ce3">
            <text:p>1918309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ipei Marriott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美福大飯店</text:p>
          </table:table-cell>
          <table:table-cell office:value-type="string" table:style-name="ce2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853" table:style-name="ce3">
            <text:p>2853</text:p>
          </table:table-cell>
          <table:table-cell office:value-type="percentage" office:value="0.63039999999999996" table:style-name="ce4">
            <text:p>63.04%</text:p>
          </table:table-cell>
          <table:table-cell office:value-type="float" office:value="6686" table:style-name="ce3">
            <text:p>6686</text:p>
          </table:table-cell>
          <table:table-cell office:value-type="float" office:value="19075597" table:style-name="ce3">
            <text:p>19075597</text:p>
          </table:table-cell>
          <table:table-cell office:value-type="float" office:value="65685108" table:style-name="ce3">
            <text:p>65685108</text:p>
          </table:table-cell>
          <table:table-cell office:value-type="float" office:value="89964062" table:style-name="ce3">
            <text:p>899640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Mayfull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亞士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707" table:style-name="ce3">
            <text:p>707</text:p>
          </table:table-cell>
          <table:table-cell office:value-type="percentage" office:value="0.57020000000000004" table:style-name="ce4">
            <text:p>57.02%</text:p>
          </table:table-cell>
          <table:table-cell office:value-type="float" office:value="2418" table:style-name="ce3">
            <text:p>2418</text:p>
          </table:table-cell>
          <table:table-cell office:value-type="float" office:value="1709344" table:style-name="ce3">
            <text:p>1709344</text:p>
          </table:table-cell>
          <table:table-cell office:value-type="float" office:value="0" table:style-name="ce3">
            <text:p>0</text:p>
          </table:table-cell>
          <table:table-cell office:value-type="float" office:value="1709344" table:style-name="ce3">
            <text:p>17093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star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第一大飯店</text:p>
          </table:table-cell>
          <table:table-cell office:value-type="string" table:style-name="ce2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3980" table:style-name="ce3">
            <text:p>3980</text:p>
          </table:table-cell>
          <table:table-cell office:value-type="percentage" office:value="0.72950000000000004" table:style-name="ce4">
            <text:p>72.95%</text:p>
          </table:table-cell>
          <table:table-cell office:value-type="float" office:value="1782" table:style-name="ce3">
            <text:p>1782</text:p>
          </table:table-cell>
          <table:table-cell office:value-type="float" office:value="7092364" table:style-name="ce3">
            <text:p>7092364</text:p>
          </table:table-cell>
          <table:table-cell office:value-type="float" office:value="2928565" table:style-name="ce3">
            <text:p>2928565</text:p>
          </table:table-cell>
          <table:table-cell office:value-type="float" office:value="29628612" table:style-name="ce3">
            <text:p>296286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st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六福客棧</text:p>
          </table:table-cell>
          <table:table-cell office:value-type="string" table:style-name="ce2">
            <text:p>Taipei</text:p>
          </table:table-cell>
          <table:table-cell office:value-type="float" office:value="226" table:style-name="ce3">
            <text:p>226</text:p>
          </table:table-cell>
          <table:table-cell office:value-type="float" office:value="6062" table:style-name="ce3">
            <text:p>6062</text:p>
          </table:table-cell>
          <table:table-cell office:value-type="percentage" office:value="0.86529999999999996" table:style-name="ce4">
            <text:p>86.53%</text:p>
          </table:table-cell>
          <table:table-cell office:value-type="float" office:value="1549" table:style-name="ce3">
            <text:p>1549</text:p>
          </table:table-cell>
          <table:table-cell office:value-type="float" office:value="9388083" table:style-name="ce3">
            <text:p>9388083</text:p>
          </table:table-cell>
          <table:table-cell office:value-type="float" office:value="7732996" table:style-name="ce3">
            <text:p>7732996</text:p>
          </table:table-cell>
          <table:table-cell office:value-type="float" office:value="17618145" table:style-name="ce3">
            <text:p>176181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Leofoo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洛碁大飯店花華本館</text:p>
          </table:table-cell>
          <table:table-cell office:value-type="string" table:style-name="ce2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3036" table:style-name="ce3">
            <text:p>3036</text:p>
          </table:table-cell>
          <table:table-cell office:value-type="percentage" office:value="0.87439999999999996" table:style-name="ce4">
            <text:p>87.44%</text:p>
          </table:table-cell>
          <table:table-cell office:value-type="float" office:value="2068" table:style-name="ce3">
            <text:p>2068</text:p>
          </table:table-cell>
          <table:table-cell office:value-type="float" office:value="6279957" table:style-name="ce3">
            <text:p>6279957</text:p>
          </table:table-cell>
          <table:table-cell office:value-type="float" office:value="0" table:style-name="ce3">
            <text:p>0</text:p>
          </table:table-cell>
          <table:table-cell office:value-type="float" office:value="6279957" table:style-name="ce3">
            <text:p>62799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lora Hotel Main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義華酒店</text:p>
          </table:table-cell>
          <table:table-cell office:value-type="string" table:style-name="ce2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282" table:style-name="ce3">
            <text:p>1282</text:p>
          </table:table-cell>
          <table:table-cell office:value-type="percentage" office:value="0.27750000000000002" table:style-name="ce4">
            <text:p>27.75%</text:p>
          </table:table-cell>
          <table:table-cell office:value-type="float" office:value="4000" table:style-name="ce3">
            <text:p>4000</text:p>
          </table:table-cell>
          <table:table-cell office:value-type="float" office:value="5128000" table:style-name="ce3">
            <text:p>5128000</text:p>
          </table:table-cell>
          <table:table-cell office:value-type="float" office:value="182201" table:style-name="ce3">
            <text:p>182201</text:p>
          </table:table-cell>
          <table:table-cell office:value-type="float" office:value="8822446" table:style-name="ce3">
            <text:p>88224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YIHUA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歐華酒店</text:p>
          </table:table-cell>
          <table:table-cell office:value-type="string" table:style-name="ce2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095" table:style-name="ce3">
            <text:p>2095</text:p>
          </table:table-cell>
          <table:table-cell office:value-type="percentage" office:value="0.60340000000000005" table:style-name="ce4">
            <text:p>60.34%</text:p>
          </table:table-cell>
          <table:table-cell office:value-type="float" office:value="3263" table:style-name="ce3">
            <text:p>3263</text:p>
          </table:table-cell>
          <table:table-cell office:value-type="float" office:value="6836758" table:style-name="ce3">
            <text:p>6836758</text:p>
          </table:table-cell>
          <table:table-cell office:value-type="float" office:value="6917325" table:style-name="ce3">
            <text:p>6917325</text:p>
          </table:table-cell>
          <table:table-cell office:value-type="float" office:value="15266014" table:style-name="ce3">
            <text:p>152660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Riviera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慶泰大飯店</text:p>
          </table:table-cell>
          <table:table-cell office:value-type="string" table:style-name="ce2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529" table:style-name="ce3">
            <text:p>3529</text:p>
          </table:table-cell>
          <table:table-cell office:value-type="percentage" office:value="0.75890000000000002" table:style-name="ce4">
            <text:p>75.89%</text:p>
          </table:table-cell>
          <table:table-cell office:value-type="float" office:value="3094" table:style-name="ce3">
            <text:p>3094</text:p>
          </table:table-cell>
          <table:table-cell office:value-type="float" office:value="10920027" table:style-name="ce3">
            <text:p>10920027</text:p>
          </table:table-cell>
          <table:table-cell office:value-type="float" office:value="7134107" table:style-name="ce3">
            <text:p>7134107</text:p>
          </table:table-cell>
          <table:table-cell office:value-type="float" office:value="18742616" table:style-name="ce3">
            <text:p>187426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ala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天成大飯店</text:p>
          </table:table-cell>
          <table:table-cell office:value-type="string" table:style-name="ce2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6799" table:style-name="ce3">
            <text:p>6799</text:p>
          </table:table-cell>
          <table:table-cell office:value-type="percentage" office:value="0.9748" table:style-name="ce4">
            <text:p>97.48%</text:p>
          </table:table-cell>
          <table:table-cell office:value-type="float" office:value="3375" table:style-name="ce3">
            <text:p>3375</text:p>
          </table:table-cell>
          <table:table-cell office:value-type="float" office:value="22944032" table:style-name="ce3">
            <text:p>22944032</text:p>
          </table:table-cell>
          <table:table-cell office:value-type="float" office:value="35210920" table:style-name="ce3">
            <text:p>35210920</text:p>
          </table:table-cell>
          <table:table-cell office:value-type="float" office:value="62030367" table:style-name="ce3">
            <text:p>620303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smos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台北一館</text:p>
          </table:table-cell>
          <table:table-cell office:value-type="string" table:style-name="ce2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2763" table:style-name="ce3">
            <text:p>2763</text:p>
          </table:table-cell>
          <table:table-cell office:value-type="percentage" office:value="0.74270000000000003" table:style-name="ce4">
            <text:p>74.27%</text:p>
          </table:table-cell>
          <table:table-cell office:value-type="float" office:value="3225" table:style-name="ce3">
            <text:p>3225</text:p>
          </table:table-cell>
          <table:table-cell office:value-type="float" office:value="8911013" table:style-name="ce3">
            <text:p>8911013</text:p>
          </table:table-cell>
          <table:table-cell office:value-type="float" office:value="11803923" table:style-name="ce3">
            <text:p>11803923</text:p>
          </table:table-cell>
          <table:table-cell office:value-type="float" office:value="22197966" table:style-name="ce3">
            <text:p>221979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lon Hotel Taipei,Centra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首都大飯店</text:p>
          </table:table-cell>
          <table:table-cell office:value-type="string" table:style-name="ce2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3542" table:style-name="ce3">
            <text:p>3542</text:p>
          </table:table-cell>
          <table:table-cell office:value-type="percentage" office:value="0.88570000000000004" table:style-name="ce4">
            <text:p>88.57%</text:p>
          </table:table-cell>
          <table:table-cell office:value-type="float" office:value="3317" table:style-name="ce3">
            <text:p>3317</text:p>
          </table:table-cell>
          <table:table-cell office:value-type="float" office:value="11749500" table:style-name="ce3">
            <text:p>11749500</text:p>
          </table:table-cell>
          <table:table-cell office:value-type="float" office:value="3801326" table:style-name="ce3">
            <text:p>3801326</text:p>
          </table:table-cell>
          <table:table-cell office:value-type="float" office:value="15751364" table:style-name="ce3">
            <text:p>15751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pital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君品大酒店</text:p>
          </table:table-cell>
          <table:table-cell office:value-type="string" table:style-name="ce2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7428" table:style-name="ce3">
            <text:p>7428</text:p>
          </table:table-cell>
          <table:table-cell office:value-type="percentage" office:value="0.83779999999999999" table:style-name="ce4">
            <text:p>83.78%</text:p>
          </table:table-cell>
          <table:table-cell office:value-type="float" office:value="5504" table:style-name="ce3">
            <text:p>5504</text:p>
          </table:table-cell>
          <table:table-cell office:value-type="float" office:value="40884560" table:style-name="ce3">
            <text:p>40884560</text:p>
          </table:table-cell>
          <table:table-cell office:value-type="float" office:value="59679838" table:style-name="ce3">
            <text:p>59679838</text:p>
          </table:table-cell>
          <table:table-cell office:value-type="float" office:value="105624679" table:style-name="ce3">
            <text:p>1056246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alais De Chine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花園大酒店</text:p>
          </table:table-cell>
          <table:table-cell office:value-type="string" table:style-name="ce2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7012" table:style-name="ce3">
            <text:p>7012</text:p>
          </table:table-cell>
          <table:table-cell office:value-type="percentage" office:value="0.93859999999999999" table:style-name="ce4">
            <text:p>93.86%</text:p>
          </table:table-cell>
          <table:table-cell office:value-type="float" office:value="2823" table:style-name="ce3">
            <text:p>2823</text:p>
          </table:table-cell>
          <table:table-cell office:value-type="float" office:value="19793956" table:style-name="ce3">
            <text:p>19793956</text:p>
          </table:table-cell>
          <table:table-cell office:value-type="float" office:value="29121675" table:style-name="ce3">
            <text:p>29121675</text:p>
          </table:table-cell>
          <table:table-cell office:value-type="float" office:value="53175571" table:style-name="ce3">
            <text:p>531755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ipei Garden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日勝生加賀屋國際溫泉飯店</text:p>
          </table:table-cell>
          <table:table-cell office:value-type="string" table:style-name="ce2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2032" table:style-name="ce3">
            <text:p>2032</text:p>
          </table:table-cell>
          <table:table-cell office:value-type="percentage" office:value="0.72829999999999995" table:style-name="ce4">
            <text:p>72.83%</text:p>
          </table:table-cell>
          <table:table-cell office:value-type="float" office:value="8309" table:style-name="ce3">
            <text:p>8309</text:p>
          </table:table-cell>
          <table:table-cell office:value-type="float" office:value="16884666" table:style-name="ce3">
            <text:p>16884666</text:p>
          </table:table-cell>
          <table:table-cell office:value-type="float" office:value="13334369" table:style-name="ce3">
            <text:p>13334369</text:p>
          </table:table-cell>
          <table:table-cell office:value-type="float" office:value="39138338" table:style-name="ce3">
            <text:p>391383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adium-Kagaya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北投麗禧溫泉酒店</text:p>
          </table:table-cell>
          <table:table-cell office:value-type="string" table:style-name="ce2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722" table:style-name="ce3">
            <text:p>1722</text:p>
          </table:table-cell>
          <table:table-cell office:value-type="percentage" office:value="0.84160000000000001" table:style-name="ce4">
            <text:p>84.16%</text:p>
          </table:table-cell>
          <table:table-cell office:value-type="float" office:value="14757" table:style-name="ce3">
            <text:p>14757</text:p>
          </table:table-cell>
          <table:table-cell office:value-type="float" office:value="25411219" table:style-name="ce3">
            <text:p>25411219</text:p>
          </table:table-cell>
          <table:table-cell office:value-type="float" office:value="12687240" table:style-name="ce3">
            <text:p>12687240</text:p>
          </table:table-cell>
          <table:table-cell office:value-type="float" office:value="47682768" table:style-name="ce3">
            <text:p>476827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View Resort Beitou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寒舍艾麗酒店</text:p>
          </table:table-cell>
          <table:table-cell office:value-type="string" table:style-name="ce2">
            <text:p>Taipei</text:p>
          </table:table-cell>
          <table:table-cell office:value-type="float" office:value="234" table:style-name="ce3">
            <text:p>234</text:p>
          </table:table-cell>
          <table:table-cell office:value-type="float" office:value="6345" table:style-name="ce3">
            <text:p>6345</text:p>
          </table:table-cell>
          <table:table-cell office:value-type="percentage" office:value="0.87470000000000003" table:style-name="ce4">
            <text:p>87.47%</text:p>
          </table:table-cell>
          <table:table-cell office:value-type="float" office:value="6952" table:style-name="ce3">
            <text:p>6952</text:p>
          </table:table-cell>
          <table:table-cell office:value-type="float" office:value="44110814" table:style-name="ce3">
            <text:p>44110814</text:p>
          </table:table-cell>
          <table:table-cell office:value-type="float" office:value="33764989" table:style-name="ce3">
            <text:p>33764989</text:p>
          </table:table-cell>
          <table:table-cell office:value-type="float" office:value="85600557" table:style-name="ce3">
            <text:p>856005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umble House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北投老爺酒店</text:p>
          </table:table-cell>
          <table:table-cell office:value-type="string" table:style-name="ce2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1227" table:style-name="ce3">
            <text:p>1227</text:p>
          </table:table-cell>
          <table:table-cell office:value-type="percentage" office:value="0.79159999999999997" table:style-name="ce4">
            <text:p>79.16%</text:p>
          </table:table-cell>
          <table:table-cell office:value-type="float" office:value="6375" table:style-name="ce3">
            <text:p>6375</text:p>
          </table:table-cell>
          <table:table-cell office:value-type="float" office:value="7821956" table:style-name="ce3">
            <text:p>7821956</text:p>
          </table:table-cell>
          <table:table-cell office:value-type="float" office:value="3717769" table:style-name="ce3">
            <text:p>3717769</text:p>
          </table:table-cell>
          <table:table-cell office:value-type="float" office:value="13517891" table:style-name="ce3">
            <text:p>135178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oyal Beitou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有園飯店</text:p>
          </table:table-cell>
          <table:table-cell office:value-type="string" table:style-name="ce2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534" table:style-name="ce3">
            <text:p>1534</text:p>
          </table:table-cell>
          <table:table-cell office:value-type="percentage" office:value="0.88360000000000005" table:style-name="ce4">
            <text:p>88.36%</text:p>
          </table:table-cell>
          <table:table-cell office:value-type="float" office:value="2960" table:style-name="ce3">
            <text:p>2960</text:p>
          </table:table-cell>
          <table:table-cell office:value-type="float" office:value="4540523" table:style-name="ce3">
            <text:p>4540523</text:p>
          </table:table-cell>
          <table:table-cell office:value-type="float" office:value="321628" table:style-name="ce3">
            <text:p>321628</text:p>
          </table:table-cell>
          <table:table-cell office:value-type="float" office:value="4976211" table:style-name="ce3">
            <text:p>49762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 HOTEL TAIPEI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量子酒店</text:p>
          </table:table-cell>
          <table:table-cell office:value-type="string" table:style-name="ce2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2711" table:style-name="ce3">
            <text:p>2711</text:p>
          </table:table-cell>
          <table:table-cell office:value-type="percentage" office:value="0.8659" table:style-name="ce4">
            <text:p>86.59%</text:p>
          </table:table-cell>
          <table:table-cell office:value-type="float" office:value="4385" table:style-name="ce3">
            <text:p>4385</text:p>
          </table:table-cell>
          <table:table-cell office:value-type="float" office:value="11886732" table:style-name="ce3">
            <text:p>11886732</text:p>
          </table:table-cell>
          <table:table-cell office:value-type="float" office:value="5185336" table:style-name="ce3">
            <text:p>5185336</text:p>
          </table:table-cell>
          <table:table-cell office:value-type="float" office:value="18867470" table:style-name="ce3">
            <text:p>188674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 Hotel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中山雅樂軒酒店</text:p>
          </table:table-cell>
          <table:table-cell office:value-type="string" table:style-name="ce2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498" table:style-name="ce3">
            <text:p>2498</text:p>
          </table:table-cell>
          <table:table-cell office:value-type="percentage" office:value="0.91569999999999996" table:style-name="ce4">
            <text:p>91.57%</text:p>
          </table:table-cell>
          <table:table-cell office:value-type="float" office:value="4052" table:style-name="ce3">
            <text:p>4052</text:p>
          </table:table-cell>
          <table:table-cell office:value-type="float" office:value="10121921" table:style-name="ce3">
            <text:p>10121921</text:p>
          </table:table-cell>
          <table:table-cell office:value-type="float" office:value="952482" table:style-name="ce3">
            <text:p>952482</text:p>
          </table:table-cell>
          <table:table-cell office:value-type="float" office:value="12294198" table:style-name="ce3">
            <text:p>122941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oft Taipei Zhongshan</text:p>
          </table:table-cell>
          <table:table-cell office:value-type="string" table:style-name="ce2">
            <text:p>Taipe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華王大飯店</text:p>
          </table:table-cell>
          <table:table-cell office:value-type="string" table:style-name="ce2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5003" table:style-name="ce3">
            <text:p>5003</text:p>
          </table:table-cell>
          <table:table-cell office:value-type="percentage" office:value="0.54339999999999999" table:style-name="ce4">
            <text:p>54.34%</text:p>
          </table:table-cell>
          <table:table-cell office:value-type="float" office:value="1583" table:style-name="ce3">
            <text:p>1583</text:p>
          </table:table-cell>
          <table:table-cell office:value-type="float" office:value="7918770" table:style-name="ce3">
            <text:p>7918770</text:p>
          </table:table-cell>
          <table:table-cell office:value-type="float" office:value="3540318" table:style-name="ce3">
            <text:p>3540318</text:p>
          </table:table-cell>
          <table:table-cell office:value-type="float" office:value="11626920" table:style-name="ce3">
            <text:p>116269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Kingdom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華園大飯店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5006" table:style-name="ce3">
            <text:p>5006</text:p>
          </table:table-cell>
          <table:table-cell office:value-type="percentage" office:value="0.60029999999999994" table:style-name="ce4">
            <text:p>60.03%</text:p>
          </table:table-cell>
          <table:table-cell office:value-type="float" office:value="1677" table:style-name="ce3">
            <text:p>1677</text:p>
          </table:table-cell>
          <table:table-cell office:value-type="float" office:value="8395203" table:style-name="ce3">
            <text:p>8395203</text:p>
          </table:table-cell>
          <table:table-cell office:value-type="float" office:value="6338327" table:style-name="ce3">
            <text:p>6338327</text:p>
          </table:table-cell>
          <table:table-cell office:value-type="float" office:value="15103704" table:style-name="ce3">
            <text:p>151037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Holiday Garden Kaohsiung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高雄國賓大飯店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12784" table:style-name="ce3">
            <text:p>12784</text:p>
          </table:table-cell>
          <table:table-cell office:value-type="percentage" office:value="0.9103" table:style-name="ce4">
            <text:p>91.03%</text:p>
          </table:table-cell>
          <table:table-cell office:value-type="float" office:value="2211" table:style-name="ce3">
            <text:p>2211</text:p>
          </table:table-cell>
          <table:table-cell office:value-type="float" office:value="28268432" table:style-name="ce3">
            <text:p>28268432</text:p>
          </table:table-cell>
          <table:table-cell office:value-type="float" office:value="48871325" table:style-name="ce3">
            <text:p>48871325</text:p>
          </table:table-cell>
          <table:table-cell office:value-type="float" office:value="79587232" table:style-name="ce3">
            <text:p>79587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Ambassador Hotel Kaohsiung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漢來大飯店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4668" table:style-name="ce3">
            <text:p>14668</text:p>
          </table:table-cell>
          <table:table-cell office:value-type="percentage" office:value="0.88439999999999996" table:style-name="ce4">
            <text:p>88.44%</text:p>
          </table:table-cell>
          <table:table-cell office:value-type="float" office:value="3229" table:style-name="ce3">
            <text:p>3229</text:p>
          </table:table-cell>
          <table:table-cell office:value-type="float" office:value="47362816" table:style-name="ce3">
            <text:p>47362816</text:p>
          </table:table-cell>
          <table:table-cell office:value-type="float" office:value="86291009" table:style-name="ce3">
            <text:p>86291009</text:p>
          </table:table-cell>
          <table:table-cell office:value-type="float" office:value="149808241" table:style-name="ce3">
            <text:p>1498082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HI-LAI HOTEL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高雄福華大飯店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8007" table:style-name="ce3">
            <text:p>8007</text:p>
          </table:table-cell>
          <table:table-cell office:value-type="percentage" office:value="0.95309999999999995" table:style-name="ce4">
            <text:p>95.31%</text:p>
          </table:table-cell>
          <table:table-cell office:value-type="float" office:value="2326" table:style-name="ce3">
            <text:p>2326</text:p>
          </table:table-cell>
          <table:table-cell office:value-type="float" office:value="18626353" table:style-name="ce3">
            <text:p>18626353</text:p>
          </table:table-cell>
          <table:table-cell office:value-type="float" office:value="27468035" table:style-name="ce3">
            <text:p>27468035</text:p>
          </table:table-cell>
          <table:table-cell office:value-type="float" office:value="50140540" table:style-name="ce3">
            <text:p>501405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ward Plaza Hotel Kaohsiung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君鴻國際酒店</text:p>
          </table:table-cell>
          <table:table-cell office:value-type="string" table:style-name="ce2">
            <text:p>Kaohsiung</text:p>
          </table:table-cell>
          <table:table-cell office:value-type="float" office:value="585" table:style-name="ce3">
            <text:p>585</text:p>
          </table:table-cell>
          <table:table-cell office:value-type="float" office:value="12381" table:style-name="ce3">
            <text:p>12381</text:p>
          </table:table-cell>
          <table:table-cell office:value-type="percentage" office:value="0.68269999999999997" table:style-name="ce4">
            <text:p>68.27%</text:p>
          </table:table-cell>
          <table:table-cell office:value-type="float" office:value="2631" table:style-name="ce3">
            <text:p>2631</text:p>
          </table:table-cell>
          <table:table-cell office:value-type="float" office:value="32580115" table:style-name="ce3">
            <text:p>32580115</text:p>
          </table:table-cell>
          <table:table-cell office:value-type="float" office:value="34328671" table:style-name="ce3">
            <text:p>34328671</text:p>
          </table:table-cell>
          <table:table-cell office:value-type="float" office:value="80257430" table:style-name="ce3">
            <text:p>802574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85 SKY TOWER HOTEL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寒軒國際大飯店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9888" table:style-name="ce3">
            <text:p>9888</text:p>
          </table:table-cell>
          <table:table-cell office:value-type="percentage" office:value="0.83940000000000003" table:style-name="ce4">
            <text:p>83.94%</text:p>
          </table:table-cell>
          <table:table-cell office:value-type="float" office:value="2046" table:style-name="ce3">
            <text:p>2046</text:p>
          </table:table-cell>
          <table:table-cell office:value-type="float" office:value="20234324" table:style-name="ce3">
            <text:p>20234324</text:p>
          </table:table-cell>
          <table:table-cell office:value-type="float" office:value="24130591" table:style-name="ce3">
            <text:p>24130591</text:p>
          </table:table-cell>
          <table:table-cell office:value-type="float" office:value="45383700" table:style-name="ce3">
            <text:p>453837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an-Hsien lnternational Hotel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麗尊大酒店</text:p>
          </table:table-cell>
          <table:table-cell office:value-type="string" table:style-name="ce2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4608" table:style-name="ce3">
            <text:p>4608</text:p>
          </table:table-cell>
          <table:table-cell office:value-type="percentage" office:value="0.75070000000000003" table:style-name="ce4">
            <text:p>75.07%</text:p>
          </table:table-cell>
          <table:table-cell office:value-type="float" office:value="2190" table:style-name="ce3">
            <text:p>2190</text:p>
          </table:table-cell>
          <table:table-cell office:value-type="float" office:value="10091075" table:style-name="ce3">
            <text:p>10091075</text:p>
          </table:table-cell>
          <table:table-cell office:value-type="float" office:value="21898446" table:style-name="ce3">
            <text:p>21898446</text:p>
          </table:table-cell>
          <table:table-cell office:value-type="float" office:value="34303684" table:style-name="ce3">
            <text:p>343036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Lees Hotel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義大皇家酒店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1182" table:style-name="ce3">
            <text:p>11182</text:p>
          </table:table-cell>
          <table:table-cell office:value-type="percentage" office:value="0.54990000000000006" table:style-name="ce4">
            <text:p>54.99%</text:p>
          </table:table-cell>
          <table:table-cell office:value-type="float" office:value="3579" table:style-name="ce3">
            <text:p>3579</text:p>
          </table:table-cell>
          <table:table-cell office:value-type="float" office:value="40020378" table:style-name="ce3">
            <text:p>40020378</text:p>
          </table:table-cell>
          <table:table-cell office:value-type="float" office:value="30788603" table:style-name="ce3">
            <text:p>30788603</text:p>
          </table:table-cell>
          <table:table-cell office:value-type="float" office:value="74542905" table:style-name="ce3">
            <text:p>745429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-DA Royal Hotel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晶英國際行館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150" table:style-name="ce3">
            <text:p>1150</text:p>
          </table:table-cell>
          <table:table-cell office:value-type="percentage" office:value="0.25240000000000001" table:style-name="ce4">
            <text:p>25.24%</text:p>
          </table:table-cell>
          <table:table-cell office:value-type="float" office:value="7428" table:style-name="ce3">
            <text:p>7428</text:p>
          </table:table-cell>
          <table:table-cell office:value-type="float" office:value="8542043" table:style-name="ce3">
            <text:p>8542043</text:p>
          </table:table-cell>
          <table:table-cell office:value-type="float" office:value="13012805" table:style-name="ce3">
            <text:p>13012805</text:p>
          </table:table-cell>
          <table:table-cell office:value-type="float" office:value="23482876" table:style-name="ce3">
            <text:p>234828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ilks Club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高雄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6356" table:style-name="ce3">
            <text:p>6356</text:p>
          </table:table-cell>
          <table:table-cell office:value-type="percentage" office:value="0.82010000000000005" table:style-name="ce4">
            <text:p>82.01%</text:p>
          </table:table-cell>
          <table:table-cell office:value-type="float" office:value="1848" table:style-name="ce3">
            <text:p>1848</text:p>
          </table:table-cell>
          <table:table-cell office:value-type="float" office:value="11748283" table:style-name="ce3">
            <text:p>11748283</text:p>
          </table:table-cell>
          <table:table-cell office:value-type="float" office:value="6774678" table:style-name="ce3">
            <text:p>6774678</text:p>
          </table:table-cell>
          <table:table-cell office:value-type="float" office:value="18535394" table:style-name="ce3">
            <text:p>185353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lon Hotel Kaohsiung</text:p>
          </table:table-cell>
          <table:table-cell office:value-type="string" table:style-name="ce2">
            <text:p>Kaohsi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全國大飯店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935" table:style-name="ce3">
            <text:p>3935</text:p>
          </table:table-cell>
          <table:table-cell office:value-type="percentage" office:value="0.71309999999999996" table:style-name="ce4">
            <text:p>71.31%</text:p>
          </table:table-cell>
          <table:table-cell office:value-type="float" office:value="2203" table:style-name="ce3">
            <text:p>2203</text:p>
          </table:table-cell>
          <table:table-cell office:value-type="float" office:value="8669043" table:style-name="ce3">
            <text:p>8669043</text:p>
          </table:table-cell>
          <table:table-cell office:value-type="float" office:value="21444330" table:style-name="ce3">
            <text:p>21444330</text:p>
          </table:table-cell>
          <table:table-cell office:value-type="float" office:value="33414238" table:style-name="ce3">
            <text:p>334142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National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長榮桂冠酒店(台中)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8915" table:style-name="ce3">
            <text:p>8915</text:p>
          </table:table-cell>
          <table:table-cell office:value-type="percentage" office:value="0.81240000000000001" table:style-name="ce4">
            <text:p>81.24%</text:p>
          </table:table-cell>
          <table:table-cell office:value-type="float" office:value="2502" table:style-name="ce3">
            <text:p>2502</text:p>
          </table:table-cell>
          <table:table-cell office:value-type="float" office:value="22309645" table:style-name="ce3">
            <text:p>22309645</text:p>
          </table:table-cell>
          <table:table-cell office:value-type="float" office:value="28038176" table:style-name="ce3">
            <text:p>28038176</text:p>
          </table:table-cell>
          <table:table-cell office:value-type="float" office:value="56790780" table:style-name="ce3">
            <text:p>567907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vergreen Laurel Hotel (Taichung)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中福華大飯店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358" table:style-name="ce3">
            <text:p>3358</text:p>
          </table:table-cell>
          <table:table-cell office:value-type="percentage" office:value="0.69889999999999997" table:style-name="ce4">
            <text:p>69.89%</text:p>
          </table:table-cell>
          <table:table-cell office:value-type="float" office:value="2865" table:style-name="ce3">
            <text:p>2865</text:p>
          </table:table-cell>
          <table:table-cell office:value-type="float" office:value="9621091" table:style-name="ce3">
            <text:p>9621091</text:p>
          </table:table-cell>
          <table:table-cell office:value-type="float" office:value="15677252" table:style-name="ce3">
            <text:p>15677252</text:p>
          </table:table-cell>
          <table:table-cell office:value-type="float" office:value="29212052" table:style-name="ce3">
            <text:p>292120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ward Prince Hotel Taichung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中金典酒店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6333" table:style-name="ce3">
            <text:p>6333</text:p>
          </table:table-cell>
          <table:table-cell office:value-type="percentage" office:value="0.92020000000000002" table:style-name="ce4">
            <text:p>92.02%</text:p>
          </table:table-cell>
          <table:table-cell office:value-type="float" office:value="2983" table:style-name="ce3">
            <text:p>2983</text:p>
          </table:table-cell>
          <table:table-cell office:value-type="float" office:value="18893390" table:style-name="ce3">
            <text:p>18893390</text:p>
          </table:table-cell>
          <table:table-cell office:value-type="float" office:value="26995871" table:style-name="ce3">
            <text:p>26995871</text:p>
          </table:table-cell>
          <table:table-cell office:value-type="float" office:value="102570989" table:style-name="ce3">
            <text:p>1025709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Splendor Hotel Taichung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海灣藝術酒店</text:p>
          </table:table-cell>
          <table:table-cell office:value-type="string" table:style-name="ce2">
            <text:p>Taichung</text:p>
          </table:table-cell>
          <table:table-cell office:value-type="float" office:value="228" table:style-name="ce3">
            <text:p>228</text:p>
          </table:table-cell>
          <table:table-cell office:value-type="float" office:value="1993" table:style-name="ce3">
            <text:p>1993</text:p>
          </table:table-cell>
          <table:table-cell office:value-type="percentage" office:value="0.28199999999999997" table:style-name="ce4">
            <text:p>28.20%</text:p>
          </table:table-cell>
          <table:table-cell office:value-type="float" office:value="1439" table:style-name="ce3">
            <text:p>1439</text:p>
          </table:table-cell>
          <table:table-cell office:value-type="float" office:value="2867328" table:style-name="ce3">
            <text:p>2867328</text:p>
          </table:table-cell>
          <table:table-cell office:value-type="float" office:value="1312004" table:style-name="ce3">
            <text:p>1312004</text:p>
          </table:table-cell>
          <table:table-cell office:value-type="float" office:value="4179332" table:style-name="ce3">
            <text:p>41793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IONE HOTEL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裕元花園酒店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660" table:style-name="ce3">
            <text:p>3660</text:p>
          </table:table-cell>
          <table:table-cell office:value-type="percentage" office:value="0.79239999999999999" table:style-name="ce4">
            <text:p>79.24%</text:p>
          </table:table-cell>
          <table:table-cell office:value-type="float" office:value="3447" table:style-name="ce3">
            <text:p>3447</text:p>
          </table:table-cell>
          <table:table-cell office:value-type="float" office:value="12617039" table:style-name="ce3">
            <text:p>12617039</text:p>
          </table:table-cell>
          <table:table-cell office:value-type="float" office:value="29142029" table:style-name="ce3">
            <text:p>29142029</text:p>
          </table:table-cell>
          <table:table-cell office:value-type="float" office:value="47897992" table:style-name="ce3">
            <text:p>478979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indsor Hotel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中港酒店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4343" table:style-name="ce3">
            <text:p>4343</text:p>
          </table:table-cell>
          <table:table-cell office:value-type="percentage" office:value="0.70050000000000001" table:style-name="ce4">
            <text:p>70.05%</text:p>
          </table:table-cell>
          <table:table-cell office:value-type="float" office:value="2430" table:style-name="ce3">
            <text:p>2430</text:p>
          </table:table-cell>
          <table:table-cell office:value-type="float" office:value="10551760" table:style-name="ce3">
            <text:p>10551760</text:p>
          </table:table-cell>
          <table:table-cell office:value-type="float" office:value="2033000" table:style-name="ce3">
            <text:p>2033000</text:p>
          </table:table-cell>
          <table:table-cell office:value-type="float" office:value="13496021" table:style-name="ce3">
            <text:p>134960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ichung Harbor Hotel</text:p>
          </table:table-cell>
          <table:table-cell office:value-type="string" table:style-name="ce2">
            <text:p>Taichung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花蓮亞士都飯店</text:p>
          </table:table-cell>
          <table:table-cell office:value-type="string" table:style-name="ce2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3208" table:style-name="ce3">
            <text:p>3208</text:p>
          </table:table-cell>
          <table:table-cell office:value-type="percentage" office:value="0.61970000000000003" table:style-name="ce4">
            <text:p>61.97%</text:p>
          </table:table-cell>
          <table:table-cell office:value-type="float" office:value="1026" table:style-name="ce3">
            <text:p>1026</text:p>
          </table:table-cell>
          <table:table-cell office:value-type="float" office:value="3290000" table:style-name="ce3">
            <text:p>3290000</text:p>
          </table:table-cell>
          <table:table-cell office:value-type="float" office:value="950000" table:style-name="ce3">
            <text:p>950000</text:p>
          </table:table-cell>
          <table:table-cell office:value-type="float" office:value="4250485" table:style-name="ce3">
            <text:p>42504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star Hotel</text:p>
          </table:table-cell>
          <table:table-cell office:value-type="string" table:style-name="ce2">
            <text:p>Hualien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花蓮翰品酒店</text:p>
          </table:table-cell>
          <table:table-cell office:value-type="string" table:style-name="ce2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5259" table:style-name="ce3">
            <text:p>5259</text:p>
          </table:table-cell>
          <table:table-cell office:value-type="percentage" office:value="0.86109999999999998" table:style-name="ce4">
            <text:p>86.11%</text:p>
          </table:table-cell>
          <table:table-cell office:value-type="float" office:value="2299" table:style-name="ce3">
            <text:p>2299</text:p>
          </table:table-cell>
          <table:table-cell office:value-type="float" office:value="12089021" table:style-name="ce3">
            <text:p>12089021</text:p>
          </table:table-cell>
          <table:table-cell office:value-type="float" office:value="12675599" table:style-name="ce3">
            <text:p>12675599</text:p>
          </table:table-cell>
          <table:table-cell office:value-type="float" office:value="25888481" table:style-name="ce3">
            <text:p>258884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ualien Chateau de Chine Hotel</text:p>
          </table:table-cell>
          <table:table-cell office:value-type="string" table:style-name="ce2">
            <text:p>Hualien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美侖大飯店</text:p>
          </table:table-cell>
          <table:table-cell office:value-type="string" table:style-name="ce2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8513" table:style-name="ce3">
            <text:p>8513</text:p>
          </table:table-cell>
          <table:table-cell office:value-type="percentage" office:value="0.80059999999999998" table:style-name="ce4">
            <text:p>80.06%</text:p>
          </table:table-cell>
          <table:table-cell office:value-type="float" office:value="2113" table:style-name="ce3">
            <text:p>2113</text:p>
          </table:table-cell>
          <table:table-cell office:value-type="float" office:value="17988910" table:style-name="ce3">
            <text:p>17988910</text:p>
          </table:table-cell>
          <table:table-cell office:value-type="float" office:value="13662334" table:style-name="ce3">
            <text:p>13662334</text:p>
          </table:table-cell>
          <table:table-cell office:value-type="float" office:value="32468641" table:style-name="ce3">
            <text:p>324686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arkview Hotel</text:p>
          </table:table-cell>
          <table:table-cell office:value-type="string" table:style-name="ce2">
            <text:p>Hualien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遠雄悅來大飯店</text:p>
          </table:table-cell>
          <table:table-cell office:value-type="string" table:style-name="ce2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4949" table:style-name="ce3">
            <text:p>4949</text:p>
          </table:table-cell>
          <table:table-cell office:value-type="percentage" office:value="0.41899999999999998" table:style-name="ce4">
            <text:p>41.90%</text:p>
          </table:table-cell>
          <table:table-cell office:value-type="float" office:value="3401" table:style-name="ce3">
            <text:p>3401</text:p>
          </table:table-cell>
          <table:table-cell office:value-type="float" office:value="16831541" table:style-name="ce3">
            <text:p>16831541</text:p>
          </table:table-cell>
          <table:table-cell office:value-type="float" office:value="10059006" table:style-name="ce3">
            <text:p>10059006</text:p>
          </table:table-cell>
          <table:table-cell office:value-type="float" office:value="32472485" table:style-name="ce3">
            <text:p>324724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arglory Hotel, Hualien</text:p>
          </table:table-cell>
          <table:table-cell office:value-type="string" table:style-name="ce2">
            <text:p>Hualien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瑞穗春天國際觀光酒店</text:p>
          </table:table-cell>
          <table:table-cell office:value-type="string" table:style-name="ce2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884" table:style-name="ce3">
            <text:p>884</text:p>
          </table:table-cell>
          <table:table-cell office:value-type="percentage" office:value="0.14399999999999999" table:style-name="ce4">
            <text:p>14.40%</text:p>
          </table:table-cell>
          <table:table-cell office:value-type="float" office:value="5813" table:style-name="ce3">
            <text:p>5813</text:p>
          </table:table-cell>
          <table:table-cell office:value-type="float" office:value="5138860" table:style-name="ce3">
            <text:p>5138860</text:p>
          </table:table-cell>
          <table:table-cell office:value-type="float" office:value="2691005" table:style-name="ce3">
            <text:p>2691005</text:p>
          </table:table-cell>
          <table:table-cell office:value-type="float" office:value="8900631" table:style-name="ce3">
            <text:p>89006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Cosmos Resort Ruisui,Hualien</text:p>
          </table:table-cell>
          <table:table-cell office:value-type="string" table:style-name="ce2">
            <text:p>Hualien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陽明山中國麗緻大飯店</text:p>
          </table:table-cell>
          <table:table-cell office:value-type="string" table:style-name="ce2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811" table:style-name="ce3">
            <text:p>811</text:p>
          </table:table-cell>
          <table:table-cell office:value-type="percentage" office:value="0.55659999999999998" table:style-name="ce4">
            <text:p>55.66%</text:p>
          </table:table-cell>
          <table:table-cell office:value-type="float" office:value="5041" table:style-name="ce3">
            <text:p>5041</text:p>
          </table:table-cell>
          <table:table-cell office:value-type="float" office:value="4088041" table:style-name="ce3">
            <text:p>4088041</text:p>
          </table:table-cell>
          <table:table-cell office:value-type="float" office:value="3655309" table:style-name="ce3">
            <text:p>3655309</text:p>
          </table:table-cell>
          <table:table-cell office:value-type="float" office:value="10472045" table:style-name="ce3">
            <text:p>104720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Landis China Yangmingshan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趣淘漫旅</text:p>
          </table:table-cell>
          <table:table-cell office:value-type="string" table:style-name="ce2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3650" table:style-name="ce3">
            <text:p>3650</text:p>
          </table:table-cell>
          <table:table-cell office:value-type="percentage" office:value="0.59470000000000001" table:style-name="ce4">
            <text:p>59.47%</text:p>
          </table:table-cell>
          <table:table-cell office:value-type="float" office:value="2528" table:style-name="ce3">
            <text:p>2528</text:p>
          </table:table-cell>
          <table:table-cell office:value-type="float" office:value="9226641" table:style-name="ce3">
            <text:p>9226641</text:p>
          </table:table-cell>
          <table:table-cell office:value-type="float" office:value="4789933" table:style-name="ce3">
            <text:p>4789933</text:p>
          </table:table-cell>
          <table:table-cell office:value-type="float" office:value="15426921" table:style-name="ce3">
            <text:p>154269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CHAM CHAM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高雄圓山大飯店</text:p>
          </table:table-cell>
          <table:table-cell office:value-type="string" table:style-name="ce2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2604" table:style-name="ce3">
            <text:p>2604</text:p>
          </table:table-cell>
          <table:table-cell office:value-type="percentage" office:value="0.78500000000000003" table:style-name="ce4">
            <text:p>78.50%</text:p>
          </table:table-cell>
          <table:table-cell office:value-type="float" office:value="2415" table:style-name="ce3">
            <text:p>2415</text:p>
          </table:table-cell>
          <table:table-cell office:value-type="float" office:value="6289369" table:style-name="ce3">
            <text:p>6289369</text:p>
          </table:table-cell>
          <table:table-cell office:value-type="float" office:value="16565275" table:style-name="ce3">
            <text:p>16565275</text:p>
          </table:table-cell>
          <table:table-cell office:value-type="float" office:value="23925189" table:style-name="ce3">
            <text:p>239251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Grand Hotel Kaohsiung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礁溪老爺大酒店</text:p>
          </table:table-cell>
          <table:table-cell office:value-type="string" table:style-name="ce2">
            <text:p>Scenery</text:p>
          </table:table-cell>
          <table:table-cell office:value-type="float" office:value="193" table:style-name="ce3">
            <text:p>193</text:p>
          </table:table-cell>
          <table:table-cell office:value-type="float" office:value="5021" table:style-name="ce3">
            <text:p>5021</text:p>
          </table:table-cell>
          <table:table-cell office:value-type="percentage" office:value="0.83919999999999995" table:style-name="ce4">
            <text:p>83.92%</text:p>
          </table:table-cell>
          <table:table-cell office:value-type="float" office:value="7745" table:style-name="ce3">
            <text:p>7745</text:p>
          </table:table-cell>
          <table:table-cell office:value-type="float" office:value="38885479" table:style-name="ce3">
            <text:p>38885479</text:p>
          </table:table-cell>
          <table:table-cell office:value-type="float" office:value="25834431" table:style-name="ce3">
            <text:p>25834431</text:p>
          </table:table-cell>
          <table:table-cell office:value-type="float" office:value="77055940" table:style-name="ce3">
            <text:p>770559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oyal Chiao-His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涵碧樓大飯店</text:p>
          </table:table-cell>
          <table:table-cell office:value-type="string" table:style-name="ce2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617" table:style-name="ce3">
            <text:p>2617</text:p>
          </table:table-cell>
          <table:table-cell office:value-type="percentage" office:value="0.87939999999999996" table:style-name="ce4">
            <text:p>87.94%</text:p>
          </table:table-cell>
          <table:table-cell office:value-type="float" office:value="13946" table:style-name="ce3">
            <text:p>13946</text:p>
          </table:table-cell>
          <table:table-cell office:value-type="float" office:value="36496678" table:style-name="ce3">
            <text:p>36496678</text:p>
          </table:table-cell>
          <table:table-cell office:value-type="float" office:value="9599841" table:style-name="ce3">
            <text:p>9599841</text:p>
          </table:table-cell>
          <table:table-cell office:value-type="float" office:value="50515116" table:style-name="ce3">
            <text:p>505151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Lalu Sun Moon Lake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雲品溫泉酒店日月潭</text:p>
          </table:table-cell>
          <table:table-cell office:value-type="string" table:style-name="ce2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5650" table:style-name="ce3">
            <text:p>5650</text:p>
          </table:table-cell>
          <table:table-cell office:value-type="percentage" office:value="0.86380000000000001" table:style-name="ce4">
            <text:p>86.38%</text:p>
          </table:table-cell>
          <table:table-cell office:value-type="float" office:value="8239" table:style-name="ce3">
            <text:p>8239</text:p>
          </table:table-cell>
          <table:table-cell office:value-type="float" office:value="46552286" table:style-name="ce3">
            <text:p>46552286</text:p>
          </table:table-cell>
          <table:table-cell office:value-type="float" office:value="26299901" table:style-name="ce3">
            <text:p>26299901</text:p>
          </table:table-cell>
          <table:table-cell office:value-type="float" office:value="77911348" table:style-name="ce3">
            <text:p>779113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leur De Chine Hotel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日月行館</text:p>
          </table:table-cell>
          <table:table-cell office:value-type="string" table:style-name="ce2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1209" table:style-name="ce3">
            <text:p>1209</text:p>
          </table:table-cell>
          <table:table-cell office:value-type="percentage" office:value="0.4239" table:style-name="ce4">
            <text:p>42.39%</text:p>
          </table:table-cell>
          <table:table-cell office:value-type="float" office:value="11372" table:style-name="ce3">
            <text:p>11372</text:p>
          </table:table-cell>
          <table:table-cell office:value-type="float" office:value="13748945" table:style-name="ce3">
            <text:p>13748945</text:p>
          </table:table-cell>
          <table:table-cell office:value-type="float" office:value="2787765" table:style-name="ce3">
            <text:p>2787765</text:p>
          </table:table-cell>
          <table:table-cell office:value-type="float" office:value="16714867" table:style-name="ce3">
            <text:p>167148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n Wan Hotel &amp; Resorts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凱撒大飯店</text:p>
          </table:table-cell>
          <table:table-cell office:value-type="string" table:style-name="ce2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922" table:style-name="ce3">
            <text:p>7922</text:p>
          </table:table-cell>
          <table:table-cell office:value-type="percentage" office:value="0.90939999999999999" table:style-name="ce4">
            <text:p>90.94%</text:p>
          </table:table-cell>
          <table:table-cell office:value-type="float" office:value="3847" table:style-name="ce3">
            <text:p>3847</text:p>
          </table:table-cell>
          <table:table-cell office:value-type="float" office:value="30475438" table:style-name="ce3">
            <text:p>30475438</text:p>
          </table:table-cell>
          <table:table-cell office:value-type="float" office:value="13286105" table:style-name="ce3">
            <text:p>13286105</text:p>
          </table:table-cell>
          <table:table-cell office:value-type="float" office:value="45763118" table:style-name="ce3">
            <text:p>457631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esar Park Hotel Kenting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墾丁福華渡假飯店</text:p>
          </table:table-cell>
          <table:table-cell office:value-type="string" table:style-name="ce2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10607" table:style-name="ce3">
            <text:p>10607</text:p>
          </table:table-cell>
          <table:table-cell office:value-type="percentage" office:value="0.74709999999999999" table:style-name="ce4">
            <text:p>74.71%</text:p>
          </table:table-cell>
          <table:table-cell office:value-type="float" office:value="2719" table:style-name="ce3">
            <text:p>2719</text:p>
          </table:table-cell>
          <table:table-cell office:value-type="float" office:value="28843502" table:style-name="ce3">
            <text:p>28843502</text:p>
          </table:table-cell>
          <table:table-cell office:value-type="float" office:value="15188263" table:style-name="ce3">
            <text:p>15188263</text:p>
          </table:table-cell>
          <table:table-cell office:value-type="float" office:value="46247453" table:style-name="ce3">
            <text:p>462474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ward Beach Resort Kenting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東方渡假酒店</text:p>
          </table:table-cell>
          <table:table-cell office:value-type="string" table:style-name="ce2">
            <text:p>Scenery</text:p>
          </table:table-cell>
          <table:table-cell office:value-type="float" office:value="112" table:style-name="ce3">
            <text:p>112</text:p>
          </table:table-cell>
          <table:table-cell office:value-type="float" office:value="983" table:style-name="ce3">
            <text:p>983</text:p>
          </table:table-cell>
          <table:table-cell office:value-type="percentage" office:value="0.28310000000000002" table:style-name="ce4">
            <text:p>28.31%</text:p>
          </table:table-cell>
          <table:table-cell office:value-type="float" office:value="2638" table:style-name="ce3">
            <text:p>2638</text:p>
          </table:table-cell>
          <table:table-cell office:value-type="float" office:value="2592805" table:style-name="ce3">
            <text:p>2592805</text:p>
          </table:table-cell>
          <table:table-cell office:value-type="float" office:value="2027281" table:style-name="ce3">
            <text:p>2027281</text:p>
          </table:table-cell>
          <table:table-cell office:value-type="float" office:value="4620086" table:style-name="ce3">
            <text:p>46200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ong Fang Du Jia Jiudian Hotel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知本老爺大酒店</text:p>
          </table:table-cell>
          <table:table-cell office:value-type="string" table:style-name="ce2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4991" table:style-name="ce3">
            <text:p>4991</text:p>
          </table:table-cell>
          <table:table-cell office:value-type="percentage" office:value="0.88460000000000005" table:style-name="ce4">
            <text:p>88.46%</text:p>
          </table:table-cell>
          <table:table-cell office:value-type="float" office:value="3799" table:style-name="ce3">
            <text:p>3799</text:p>
          </table:table-cell>
          <table:table-cell office:value-type="float" office:value="18960022" table:style-name="ce3">
            <text:p>18960022</text:p>
          </table:table-cell>
          <table:table-cell office:value-type="float" office:value="11527057" table:style-name="ce3">
            <text:p>11527057</text:p>
          </table:table-cell>
          <table:table-cell office:value-type="float" office:value="34695314" table:style-name="ce3">
            <text:p>346953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oyal Chihpen Spa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太魯閣晶英酒店</text:p>
          </table:table-cell>
          <table:table-cell office:value-type="string" table:style-name="ce2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505" table:style-name="ce3">
            <text:p>3505</text:p>
          </table:table-cell>
          <table:table-cell office:value-type="percentage" office:value="0.70669999999999999" table:style-name="ce4">
            <text:p>70.67%</text:p>
          </table:table-cell>
          <table:table-cell office:value-type="float" office:value="7608" table:style-name="ce3">
            <text:p>7608</text:p>
          </table:table-cell>
          <table:table-cell office:value-type="float" office:value="26665590" table:style-name="ce3">
            <text:p>26665590</text:p>
          </table:table-cell>
          <table:table-cell office:value-type="float" office:value="8207198" table:style-name="ce3">
            <text:p>8207198</text:p>
          </table:table-cell>
          <table:table-cell office:value-type="float" office:value="39133797" table:style-name="ce3">
            <text:p>391337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ilks Place Hotel, Taroko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福隆</text:p>
          </table:table-cell>
          <table:table-cell office:value-type="string" table:style-name="ce2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394" table:style-name="ce3">
            <text:p>1394</text:p>
          </table:table-cell>
          <table:table-cell office:value-type="percentage" office:value="0.25840000000000002" table:style-name="ce4">
            <text:p>25.84%</text:p>
          </table:table-cell>
          <table:table-cell office:value-type="float" office:value="4535" table:style-name="ce3">
            <text:p>4535</text:p>
          </table:table-cell>
          <table:table-cell office:value-type="float" office:value="6321160" table:style-name="ce3">
            <text:p>6321160</text:p>
          </table:table-cell>
          <table:table-cell office:value-type="float" office:value="4036518" table:style-name="ce3">
            <text:p>4036518</text:p>
          </table:table-cell>
          <table:table-cell office:value-type="float" office:value="10596655" table:style-name="ce3">
            <text:p>105966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ong Beach Resort Hotel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龍谷大飯店</text:p>
          </table:table-cell>
          <table:table-cell office:value-type="string" table:style-name="ce2">
            <text:p>Scenery</text:p>
          </table:table-cell>
          <table:table-cell office:value-type="float" office:value="183" table:style-name="ce3">
            <text:p>183</text:p>
          </table:table-cell>
          <table:table-cell office:value-type="float" office:value="2113" table:style-name="ce3">
            <text:p>2113</text:p>
          </table:table-cell>
          <table:table-cell office:value-type="percentage" office:value="0.3725" table:style-name="ce4">
            <text:p>37.25%</text:p>
          </table:table-cell>
          <table:table-cell office:value-type="float" office:value="2105" table:style-name="ce3">
            <text:p>2105</text:p>
          </table:table-cell>
          <table:table-cell office:value-type="float" office:value="4447636" table:style-name="ce3">
            <text:p>4447636</text:p>
          </table:table-cell>
          <table:table-cell office:value-type="float" office:value="1557836" table:style-name="ce3">
            <text:p>1557836</text:p>
          </table:table-cell>
          <table:table-cell office:value-type="float" office:value="6496551" table:style-name="ce3">
            <text:p>64965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agon Valley Hotel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阿里山賓館</text:p>
          </table:table-cell>
          <table:table-cell office:value-type="string" table:style-name="ce2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552" table:style-name="ce3">
            <text:p>552</text:p>
          </table:table-cell>
          <table:table-cell office:value-type="percentage" office:value="0.50880000000000003" table:style-name="ce4">
            <text:p>50.88%</text:p>
          </table:table-cell>
          <table:table-cell office:value-type="float" office:value="5568" table:style-name="ce3">
            <text:p>5568</text:p>
          </table:table-cell>
          <table:table-cell office:value-type="float" office:value="3073613" table:style-name="ce3">
            <text:p>3073613</text:p>
          </table:table-cell>
          <table:table-cell office:value-type="float" office:value="0" table:style-name="ce3">
            <text:p>0</text:p>
          </table:table-cell>
          <table:table-cell office:value-type="float" office:value="3073613" table:style-name="ce3">
            <text:p>30736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ishan House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名都觀光渡假大飯店</text:p>
          </table:table-cell>
          <table:table-cell office:value-type="string" table:style-name="ce2">
            <text:p>Scenery</text:p>
          </table:table-cell>
          <table:table-cell office:value-type="float" office:value="99" table:style-name="ce3">
            <text:p>99</text:p>
          </table:table-cell>
          <table:table-cell office:value-type="float" office:value="919" table:style-name="ce3">
            <text:p>919</text:p>
          </table:table-cell>
          <table:table-cell office:value-type="percentage" office:value="0.2994" table:style-name="ce4">
            <text:p>29.94%</text:p>
          </table:table-cell>
          <table:table-cell office:value-type="float" office:value="1303" table:style-name="ce3">
            <text:p>1303</text:p>
          </table:table-cell>
          <table:table-cell office:value-type="float" office:value="1197638" table:style-name="ce3">
            <text:p>1197638</text:p>
          </table:table-cell>
          <table:table-cell office:value-type="float" office:value="2811724" table:style-name="ce3">
            <text:p>2811724</text:p>
          </table:table-cell>
          <table:table-cell office:value-type="float" office:value="4158140" table:style-name="ce3">
            <text:p>41581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eau Max Resort Hotel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阿里山賓館(新館)</text:p>
          </table:table-cell>
          <table:table-cell office:value-type="string" table:style-name="ce2">
            <text:p>Scenery</text:p>
          </table:table-cell>
          <table:table-cell office:value-type="float" office:value="102" table:style-name="ce3">
            <text:p>102</text:p>
          </table:table-cell>
          <table:table-cell office:value-type="float" office:value="2563" table:style-name="ce3">
            <text:p>2563</text:p>
          </table:table-cell>
          <table:table-cell office:value-type="percentage" office:value="0.81059999999999999" table:style-name="ce4">
            <text:p>81.06%</text:p>
          </table:table-cell>
          <table:table-cell office:value-type="float" office:value="5855" table:style-name="ce3">
            <text:p>5855</text:p>
          </table:table-cell>
          <table:table-cell office:value-type="float" office:value="15006466" table:style-name="ce3">
            <text:p>15006466</text:p>
          </table:table-cell>
          <table:table-cell office:value-type="float" office:value="8150682" table:style-name="ce3">
            <text:p>8150682</text:p>
          </table:table-cell>
          <table:table-cell office:value-type="float" office:value="24096080" table:style-name="ce3">
            <text:p>240960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ishan House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墾丁怡灣渡假酒店</text:p>
          </table:table-cell>
          <table:table-cell office:value-type="string" table:style-name="ce2">
            <text:p>Scenery</text:p>
          </table:table-cell>
          <table:table-cell office:value-type="float" office:value="175" table:style-name="ce3">
            <text:p>175</text:p>
          </table:table-cell>
          <table:table-cell office:value-type="float" office:value="1539" table:style-name="ce3">
            <text:p>1539</text:p>
          </table:table-cell>
          <table:table-cell office:value-type="percentage" office:value="0.28370000000000001" table:style-name="ce4">
            <text:p>28.37%</text:p>
          </table:table-cell>
          <table:table-cell office:value-type="float" office:value="3865" table:style-name="ce3">
            <text:p>3865</text:p>
          </table:table-cell>
          <table:table-cell office:value-type="float" office:value="5948748" table:style-name="ce3">
            <text:p>5948748</text:p>
          </table:table-cell>
          <table:table-cell office:value-type="float" office:value="1466000" table:style-name="ce3">
            <text:p>1466000</text:p>
          </table:table-cell>
          <table:table-cell office:value-type="float" office:value="7563553" table:style-name="ce3">
            <text:p>75635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Bay Resort</text:p>
          </table:table-cell>
          <table:table-cell office:value-type="string" table:style-name="ce2">
            <text:p>Scenery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晶悅國際飯店(原桃園大飯店)</text:p>
          </table:table-cell>
          <table:table-cell office:value-type="string" table:style-name="ce2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8617" table:style-name="ce3">
            <text:p>8617</text:p>
          </table:table-cell>
          <table:table-cell office:value-type="percentage" office:value="0.71640000000000004" table:style-name="ce4">
            <text:p>71.64%</text:p>
          </table:table-cell>
          <table:table-cell office:value-type="float" office:value="1770" table:style-name="ce3">
            <text:p>1770</text:p>
          </table:table-cell>
          <table:table-cell office:value-type="float" office:value="15252218" table:style-name="ce3">
            <text:p>15252218</text:p>
          </table:table-cell>
          <table:table-cell office:value-type="float" office:value="8456737" table:style-name="ce3">
            <text:p>8456737</text:p>
          </table:table-cell>
          <table:table-cell office:value-type="float" office:value="25219598" table:style-name="ce3">
            <text:p>252195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leasant Hotels International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尊爵天際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6302" table:style-name="ce3">
            <text:p>6302</text:p>
          </table:table-cell>
          <table:table-cell office:value-type="percentage" office:value="0.81320000000000003" table:style-name="ce4">
            <text:p>81.32%</text:p>
          </table:table-cell>
          <table:table-cell office:value-type="float" office:value="2108" table:style-name="ce3">
            <text:p>2108</text:p>
          </table:table-cell>
          <table:table-cell office:value-type="float" office:value="13286346" table:style-name="ce3">
            <text:p>13286346</text:p>
          </table:table-cell>
          <table:table-cell office:value-type="float" office:value="31591319" table:style-name="ce3">
            <text:p>31591319</text:p>
          </table:table-cell>
          <table:table-cell office:value-type="float" office:value="45517559" table:style-name="ce3">
            <text:p>455175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Ｍonarch-Skyline Hotel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桃禧航空城酒店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3333" table:style-name="ce3">
            <text:p>3333</text:p>
          </table:table-cell>
          <table:table-cell office:value-type="percentage" office:value="0.57499999999999996" table:style-name="ce4">
            <text:p>57.50%</text:p>
          </table:table-cell>
          <table:table-cell office:value-type="float" office:value="2600" table:style-name="ce3">
            <text:p>2600</text:p>
          </table:table-cell>
          <table:table-cell office:value-type="float" office:value="8665404" table:style-name="ce3">
            <text:p>8665404</text:p>
          </table:table-cell>
          <table:table-cell office:value-type="float" office:value="9896524" table:style-name="ce3">
            <text:p>9896524</text:p>
          </table:table-cell>
          <table:table-cell office:value-type="float" office:value="19981308" table:style-name="ce3">
            <text:p>199813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ORCHARD PARK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南方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2593" table:style-name="ce3">
            <text:p>2593</text:p>
          </table:table-cell>
          <table:table-cell office:value-type="percentage" office:value="0.75360000000000005" table:style-name="ce4">
            <text:p>75.36%</text:p>
          </table:table-cell>
          <table:table-cell office:value-type="float" office:value="4192" table:style-name="ce3">
            <text:p>4192</text:p>
          </table:table-cell>
          <table:table-cell office:value-type="float" office:value="10870858" table:style-name="ce3">
            <text:p>10870858</text:p>
          </table:table-cell>
          <table:table-cell office:value-type="float" office:value="21069509" table:style-name="ce3">
            <text:p>21069509</text:p>
          </table:table-cell>
          <table:table-cell office:value-type="float" office:value="37291914" table:style-name="ce3">
            <text:p>372919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outh Gardens Resort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北諾富特華航桃園機場飯店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12190" table:style-name="ce3">
            <text:p>12190</text:p>
          </table:table-cell>
          <table:table-cell office:value-type="percentage" office:value="0.7621" table:style-name="ce4">
            <text:p>76.21%</text:p>
          </table:table-cell>
          <table:table-cell office:value-type="float" office:value="2879" table:style-name="ce3">
            <text:p>2879</text:p>
          </table:table-cell>
          <table:table-cell office:value-type="float" office:value="35100480" table:style-name="ce3">
            <text:p>35100480</text:p>
          </table:table-cell>
          <table:table-cell office:value-type="float" office:value="12744329" table:style-name="ce3">
            <text:p>12744329</text:p>
          </table:table-cell>
          <table:table-cell office:value-type="float" office:value="53506671" table:style-name="ce3">
            <text:p>535066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ovotel Taipei Taoyuan International Airport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新竹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9619" table:style-name="ce3">
            <text:p>9619</text:p>
          </table:table-cell>
          <table:table-cell office:value-type="percentage" office:value="0.80389999999999995" table:style-name="ce4">
            <text:p>80.39%</text:p>
          </table:table-cell>
          <table:table-cell office:value-type="float" office:value="3936" table:style-name="ce3">
            <text:p>3936</text:p>
          </table:table-cell>
          <table:table-cell office:value-type="float" office:value="37864822" table:style-name="ce3">
            <text:p>37864822</text:p>
          </table:table-cell>
          <table:table-cell office:value-type="float" office:value="48361167" table:style-name="ce3">
            <text:p>48361167</text:p>
          </table:table-cell>
          <table:table-cell office:value-type="float" office:value="105329974" table:style-name="ce3">
            <text:p>1053299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heraton Hsinchu Hotel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新竹老爺大酒店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4272" table:style-name="ce3">
            <text:p>4272</text:p>
          </table:table-cell>
          <table:table-cell office:value-type="percentage" office:value="0.66249999999999998" table:style-name="ce4">
            <text:p>66.25%</text:p>
          </table:table-cell>
          <table:table-cell office:value-type="float" office:value="2911" table:style-name="ce3">
            <text:p>2911</text:p>
          </table:table-cell>
          <table:table-cell office:value-type="float" office:value="12437182" table:style-name="ce3">
            <text:p>12437182</text:p>
          </table:table-cell>
          <table:table-cell office:value-type="float" office:value="17651231" table:style-name="ce3">
            <text:p>17651231</text:p>
          </table:table-cell>
          <table:table-cell office:value-type="float" office:value="31543667" table:style-name="ce3">
            <text:p>315436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Royal Hsinchu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新竹國賓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6186" table:style-name="ce3">
            <text:p>6186</text:p>
          </table:table-cell>
          <table:table-cell office:value-type="percentage" office:value="0.77649999999999997" table:style-name="ce4">
            <text:p>77.65%</text:p>
          </table:table-cell>
          <table:table-cell office:value-type="float" office:value="2925" table:style-name="ce3">
            <text:p>2925</text:p>
          </table:table-cell>
          <table:table-cell office:value-type="float" office:value="18096425" table:style-name="ce3">
            <text:p>18096425</text:p>
          </table:table-cell>
          <table:table-cell office:value-type="float" office:value="42922913" table:style-name="ce3">
            <text:p>42922913</text:p>
          </table:table-cell>
          <table:table-cell office:value-type="float" office:value="66556778" table:style-name="ce3">
            <text:p>665567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Ambassador Hotel Hsinchu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尊爵大飯店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5896" table:style-name="ce3">
            <text:p>5896</text:p>
          </table:table-cell>
          <table:table-cell office:value-type="percentage" office:value="0.82330000000000003" table:style-name="ce4">
            <text:p>82.33%</text:p>
          </table:table-cell>
          <table:table-cell office:value-type="float" office:value="2256" table:style-name="ce3">
            <text:p>2256</text:p>
          </table:table-cell>
          <table:table-cell office:value-type="float" office:value="13303244" table:style-name="ce3">
            <text:p>13303244</text:p>
          </table:table-cell>
          <table:table-cell office:value-type="float" office:value="19363243" table:style-name="ce3">
            <text:p>19363243</text:p>
          </table:table-cell>
          <table:table-cell office:value-type="float" office:value="35397320" table:style-name="ce3">
            <text:p>353973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arch Plaza Hotel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古華花園飯店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6300" table:style-name="ce3">
            <text:p>6300</text:p>
          </table:table-cell>
          <table:table-cell office:value-type="percentage" office:value="0.79700000000000004" table:style-name="ce4">
            <text:p>79.70%</text:p>
          </table:table-cell>
          <table:table-cell office:value-type="float" office:value="2965" table:style-name="ce3">
            <text:p>2965</text:p>
          </table:table-cell>
          <table:table-cell office:value-type="float" office:value="18678746" table:style-name="ce3">
            <text:p>18678746</text:p>
          </table:table-cell>
          <table:table-cell office:value-type="float" office:value="18976183" table:style-name="ce3">
            <text:p>18976183</text:p>
          </table:table-cell>
          <table:table-cell office:value-type="float" office:value="39624658" table:style-name="ce3">
            <text:p>396246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Kuva Chateau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桃園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3989" table:style-name="ce3">
            <text:p>3989</text:p>
          </table:table-cell>
          <table:table-cell office:value-type="percentage" office:value="0.70699999999999996" table:style-name="ce4">
            <text:p>70.70%</text:p>
          </table:table-cell>
          <table:table-cell office:value-type="float" office:value="2102" table:style-name="ce3">
            <text:p>2102</text:p>
          </table:table-cell>
          <table:table-cell office:value-type="float" office:value="8385128" table:style-name="ce3">
            <text:p>8385128</text:p>
          </table:table-cell>
          <table:table-cell office:value-type="float" office:value="5379633" table:style-name="ce3">
            <text:p>5379633</text:p>
          </table:table-cell>
          <table:table-cell office:value-type="float" office:value="14428692" table:style-name="ce3">
            <text:p>144286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lon Hotel Taoyuan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林口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2701" table:style-name="ce3">
            <text:p>2701</text:p>
          </table:table-cell>
          <table:table-cell office:value-type="percentage" office:value="0.58479999999999999" table:style-name="ce4">
            <text:p>58.48%</text:p>
          </table:table-cell>
          <table:table-cell office:value-type="float" office:value="2956" table:style-name="ce3">
            <text:p>2956</text:p>
          </table:table-cell>
          <table:table-cell office:value-type="float" office:value="7983559" table:style-name="ce3">
            <text:p>7983559</text:p>
          </table:table-cell>
          <table:table-cell office:value-type="float" office:value="4885048" table:style-name="ce3">
            <text:p>4885048</text:p>
          </table:table-cell>
          <table:table-cell office:value-type="float" office:value="12935388" table:style-name="ce3">
            <text:p>129353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lon Hotel Linkou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豐邑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3206" table:style-name="ce3">
            <text:p>3206</text:p>
          </table:table-cell>
          <table:table-cell office:value-type="percentage" office:value="0.26929999999999998" table:style-name="ce4">
            <text:p>26.93%</text:p>
          </table:table-cell>
          <table:table-cell office:value-type="float" office:value="3937" table:style-name="ce3">
            <text:p>3937</text:p>
          </table:table-cell>
          <table:table-cell office:value-type="float" office:value="12621607" table:style-name="ce3">
            <text:p>12621607</text:p>
          </table:table-cell>
          <table:table-cell office:value-type="float" office:value="5277482" table:style-name="ce3">
            <text:p>5277482</text:p>
          </table:table-cell>
          <table:table-cell office:value-type="float" office:value="19545382" table:style-name="ce3">
            <text:p>195453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heraton Fongyi Hotel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苗栗兆品酒店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613" table:style-name="ce3">
            <text:p>3613</text:p>
          </table:table-cell>
          <table:table-cell office:value-type="percentage" office:value="0.61019999999999996" table:style-name="ce4">
            <text:p>61.02%</text:p>
          </table:table-cell>
          <table:table-cell office:value-type="float" office:value="1999" table:style-name="ce3">
            <text:p>1999</text:p>
          </table:table-cell>
          <table:table-cell office:value-type="float" office:value="7222168" table:style-name="ce3">
            <text:p>7222168</text:p>
          </table:table-cell>
          <table:table-cell office:value-type="float" office:value="3834569" table:style-name="ce3">
            <text:p>3834569</text:p>
          </table:table-cell>
          <table:table-cell office:value-type="float" office:value="11480973" table:style-name="ce3">
            <text:p>114809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aoli Maison De Chine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福容大飯店 淡水漁人碼頭</text:p>
          </table:table-cell>
          <table:table-cell office:value-type="string" table:style-name="ce2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2719" table:style-name="ce3">
            <text:p>2719</text:p>
          </table:table-cell>
          <table:table-cell office:value-type="percentage" office:value="0.443" table:style-name="ce4">
            <text:p>44.30%</text:p>
          </table:table-cell>
          <table:table-cell office:value-type="float" office:value="4655" table:style-name="ce3">
            <text:p>4655</text:p>
          </table:table-cell>
          <table:table-cell office:value-type="float" office:value="12655939" table:style-name="ce3">
            <text:p>12655939</text:p>
          </table:table-cell>
          <table:table-cell office:value-type="float" office:value="17283668" table:style-name="ce3">
            <text:p>17283668</text:p>
          </table:table-cell>
          <table:table-cell office:value-type="float" office:value="32064297" table:style-name="ce3">
            <text:p>320642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ullon Hotel Tamsui Fishermen’s Wharf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大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518" table:style-name="ce3">
            <text:p>2518</text:p>
          </table:table-cell>
          <table:table-cell office:value-type="percentage" office:value="0.85499999999999998" table:style-name="ce4">
            <text:p>85.50%</text:p>
          </table:table-cell>
          <table:table-cell office:value-type="float" office:value="4580" table:style-name="ce3">
            <text:p>4580</text:p>
          </table:table-cell>
          <table:table-cell office:value-type="float" office:value="11532742" table:style-name="ce3">
            <text:p>11532742</text:p>
          </table:table-cell>
          <table:table-cell office:value-type="float" office:value="14576113" table:style-name="ce3">
            <text:p>14576113</text:p>
          </table:table-cell>
          <table:table-cell office:value-type="float" office:value="45738746" table:style-name="ce3">
            <text:p>457387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Great Roots Resort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板橋凱撒大飯店</text:p>
          </table:table-cell>
          <table:table-cell office:value-type="string" table:style-name="ce2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514" table:style-name="ce3">
            <text:p>8514</text:p>
          </table:table-cell>
          <table:table-cell office:value-type="percentage" office:value="0.68659999999999999" table:style-name="ce4">
            <text:p>68.66%</text:p>
          </table:table-cell>
          <table:table-cell office:value-type="float" office:value="4560" table:style-name="ce3">
            <text:p>4560</text:p>
          </table:table-cell>
          <table:table-cell office:value-type="float" office:value="38826488" table:style-name="ce3">
            <text:p>38826488</text:p>
          </table:table-cell>
          <table:table-cell office:value-type="float" office:value="18137006" table:style-name="ce3">
            <text:p>18137006</text:p>
          </table:table-cell>
          <table:table-cell office:value-type="float" office:value="58464985" table:style-name="ce3">
            <text:p>584649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esar Park Hotel Banqiao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南大飯店</text:p>
          </table:table-cell>
          <table:table-cell office:value-type="string" table:style-name="ce2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625" table:style-name="ce3">
            <text:p>2625</text:p>
          </table:table-cell>
          <table:table-cell office:value-type="percentage" office:value="0.55710000000000004" table:style-name="ce4">
            <text:p>55.71%</text:p>
          </table:table-cell>
          <table:table-cell office:value-type="float" office:value="2172" table:style-name="ce3">
            <text:p>2172</text:p>
          </table:table-cell>
          <table:table-cell office:value-type="float" office:value="5702630" table:style-name="ce3">
            <text:p>5702630</text:p>
          </table:table-cell>
          <table:table-cell office:value-type="float" office:value="12800992" table:style-name="ce3">
            <text:p>12800992</text:p>
          </table:table-cell>
          <table:table-cell office:value-type="float" office:value="20024450" table:style-name="ce3">
            <text:p>200244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otel Taina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大億麗緻酒店</text:p>
          </table:table-cell>
          <table:table-cell office:value-type="string" table:style-name="ce2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6308" table:style-name="ce3">
            <text:p>6308</text:p>
          </table:table-cell>
          <table:table-cell office:value-type="percentage" office:value="0.64600000000000002" table:style-name="ce4">
            <text:p>64.60%</text:p>
          </table:table-cell>
          <table:table-cell office:value-type="float" office:value="3499" table:style-name="ce3">
            <text:p>3499</text:p>
          </table:table-cell>
          <table:table-cell office:value-type="float" office:value="22071932" table:style-name="ce3">
            <text:p>22071932</text:p>
          </table:table-cell>
          <table:table-cell office:value-type="float" office:value="35311751" table:style-name="ce3">
            <text:p>35311751</text:p>
          </table:table-cell>
          <table:table-cell office:value-type="float" office:value="63528738" table:style-name="ce3">
            <text:p>635287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yih Landis Taina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糖長榮酒店(台南)</text:p>
          </table:table-cell>
          <table:table-cell office:value-type="string" table:style-name="ce2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5147" table:style-name="ce3">
            <text:p>5147</text:p>
          </table:table-cell>
          <table:table-cell office:value-type="percentage" office:value="0.84279999999999999" table:style-name="ce4">
            <text:p>84.28%</text:p>
          </table:table-cell>
          <table:table-cell office:value-type="float" office:value="2634" table:style-name="ce3">
            <text:p>2634</text:p>
          </table:table-cell>
          <table:table-cell office:value-type="float" office:value="13558585" table:style-name="ce3">
            <text:p>13558585</text:p>
          </table:table-cell>
          <table:table-cell office:value-type="float" office:value="27572874" table:style-name="ce3">
            <text:p>27572874</text:p>
          </table:table-cell>
          <table:table-cell office:value-type="float" office:value="44021469" table:style-name="ce3">
            <text:p>440214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vergreen Plaza Hotel(Tainan)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香格里拉台南遠東國際大飯店</text:p>
          </table:table-cell>
          <table:table-cell office:value-type="string" table:style-name="ce2">
            <text:p>Others</text:p>
          </table:table-cell>
          <table:table-cell office:value-type="float" office:value="333" table:style-name="ce3">
            <text:p>333</text:p>
          </table:table-cell>
          <table:table-cell office:value-type="float" office:value="8198" table:style-name="ce3">
            <text:p>8198</text:p>
          </table:table-cell>
          <table:table-cell office:value-type="percentage" office:value="0.79410000000000003" table:style-name="ce4">
            <text:p>79.41%</text:p>
          </table:table-cell>
          <table:table-cell office:value-type="float" office:value="3751" table:style-name="ce3">
            <text:p>3751</text:p>
          </table:table-cell>
          <table:table-cell office:value-type="float" office:value="30750869" table:style-name="ce3">
            <text:p>30750869</text:p>
          </table:table-cell>
          <table:table-cell office:value-type="float" office:value="35350169" table:style-name="ce3">
            <text:p>35350169</text:p>
          </table:table-cell>
          <table:table-cell office:value-type="float" office:value="73876266" table:style-name="ce3">
            <text:p>738762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hangri-La’s Far Eastern Plaza Hotel,Taina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南大員皇冠假日酒店</text:p>
          </table:table-cell>
          <table:table-cell office:value-type="string" table:style-name="ce2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3062" table:style-name="ce3">
            <text:p>3062</text:p>
          </table:table-cell>
          <table:table-cell office:value-type="percentage" office:value="0.42759999999999998" table:style-name="ce4">
            <text:p>42.76%</text:p>
          </table:table-cell>
          <table:table-cell office:value-type="float" office:value="3511" table:style-name="ce3">
            <text:p>3511</text:p>
          </table:table-cell>
          <table:table-cell office:value-type="float" office:value="10751534" table:style-name="ce3">
            <text:p>10751534</text:p>
          </table:table-cell>
          <table:table-cell office:value-type="float" office:value="19181004" table:style-name="ce3">
            <text:p>19181004</text:p>
          </table:table-cell>
          <table:table-cell office:value-type="float" office:value="32573783" table:style-name="ce3">
            <text:p>325737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OWNE PLAZA TAINA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蘭城晶英酒店</text:p>
          </table:table-cell>
          <table:table-cell office:value-type="string" table:style-name="ce2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3839" table:style-name="ce3">
            <text:p>3839</text:p>
          </table:table-cell>
          <table:table-cell office:value-type="percentage" office:value="0.64170000000000005" table:style-name="ce4">
            <text:p>64.17%</text:p>
          </table:table-cell>
          <table:table-cell office:value-type="float" office:value="9883" table:style-name="ce3">
            <text:p>9883</text:p>
          </table:table-cell>
          <table:table-cell office:value-type="float" office:value="37941097" table:style-name="ce3">
            <text:p>37941097</text:p>
          </table:table-cell>
          <table:table-cell office:value-type="float" office:value="35946436" table:style-name="ce3">
            <text:p>35946436</text:p>
          </table:table-cell>
          <table:table-cell office:value-type="float" office:value="82743909" table:style-name="ce3">
            <text:p>827439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ilks Place Yila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長榮鳳凰酒店(礁溪)</text:p>
          </table:table-cell>
          <table:table-cell office:value-type="string" table:style-name="ce2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5844" table:style-name="ce3">
            <text:p>5844</text:p>
          </table:table-cell>
          <table:table-cell office:value-type="percentage" office:value="0.81610000000000005" table:style-name="ce4">
            <text:p>81.61%</text:p>
          </table:table-cell>
          <table:table-cell office:value-type="float" office:value="6286" table:style-name="ce3">
            <text:p>6286</text:p>
          </table:table-cell>
          <table:table-cell office:value-type="float" office:value="36733510" table:style-name="ce3">
            <text:p>36733510</text:p>
          </table:table-cell>
          <table:table-cell office:value-type="float" office:value="24319758" table:style-name="ce3">
            <text:p>24319758</text:p>
          </table:table-cell>
          <table:table-cell office:value-type="float" office:value="70256030" table:style-name="ce3">
            <text:p>702560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vergreen Resort Hotel(Jiaosi)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綠舞國際觀光飯店</text:p>
          </table:table-cell>
          <table:table-cell office:value-type="string" table:style-name="ce2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998" table:style-name="ce3">
            <text:p>998</text:p>
          </table:table-cell>
          <table:table-cell office:value-type="percentage" office:value="0.30959999999999999" table:style-name="ce4">
            <text:p>30.96%</text:p>
          </table:table-cell>
          <table:table-cell office:value-type="float" office:value="6127" table:style-name="ce3">
            <text:p>6127</text:p>
          </table:table-cell>
          <table:table-cell office:value-type="float" office:value="6114955" table:style-name="ce3">
            <text:p>6114955</text:p>
          </table:table-cell>
          <table:table-cell office:value-type="float" office:value="3222447" table:style-name="ce3">
            <text:p>3222447</text:p>
          </table:table-cell>
          <table:table-cell office:value-type="float" office:value="9453399" table:style-name="ce3">
            <text:p>94533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ancewoods Hotels and Resorts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麒麟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576" table:style-name="ce3">
            <text:p>2576</text:p>
          </table:table-cell>
          <table:table-cell office:value-type="percentage" office:value="0.49759999999999999" table:style-name="ce4">
            <text:p>49.76%</text:p>
          </table:table-cell>
          <table:table-cell office:value-type="float" office:value="3752" table:style-name="ce3">
            <text:p>3752</text:p>
          </table:table-cell>
          <table:table-cell office:value-type="float" office:value="9665377" table:style-name="ce3">
            <text:p>9665377</text:p>
          </table:table-cell>
          <table:table-cell office:value-type="float" office:value="3400576" table:style-name="ce3">
            <text:p>3400576</text:p>
          </table:table-cell>
          <table:table-cell office:value-type="float" office:value="13230579" table:style-name="ce3">
            <text:p>132305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Kilin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娜路彎大酒店</text:p>
          </table:table-cell>
          <table:table-cell office:value-type="string" table:style-name="ce2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7358" table:style-name="ce3">
            <text:p>7358</text:p>
          </table:table-cell>
          <table:table-cell office:value-type="percentage" office:value="0.86" table:style-name="ce4">
            <text:p>86.00%</text:p>
          </table:table-cell>
          <table:table-cell office:value-type="float" office:value="3558" table:style-name="ce3">
            <text:p>3558</text:p>
          </table:table-cell>
          <table:table-cell office:value-type="float" office:value="26180333" table:style-name="ce3">
            <text:p>26180333</text:p>
          </table:table-cell>
          <table:table-cell office:value-type="float" office:value="16511615" table:style-name="ce3">
            <text:p>16511615</text:p>
          </table:table-cell>
          <table:table-cell office:value-type="float" office:value="49047204" table:style-name="ce3">
            <text:p>490472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rmosan Naruwan Hotel &amp; Resort Taitung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澎湖福朋喜來登酒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1488" table:style-name="ce3">
            <text:p>1488</text:p>
          </table:table-cell>
          <table:table-cell office:value-type="percentage" office:value="0.14499999999999999" table:style-name="ce4">
            <text:p>14.50%</text:p>
          </table:table-cell>
          <table:table-cell office:value-type="float" office:value="2174" table:style-name="ce3">
            <text:p>2174</text:p>
          </table:table-cell>
          <table:table-cell office:value-type="float" office:value="3234736" table:style-name="ce3">
            <text:p>3234736</text:p>
          </table:table-cell>
          <table:table-cell office:value-type="float" office:value="7706003" table:style-name="ce3">
            <text:p>7706003</text:p>
          </table:table-cell>
          <table:table-cell office:value-type="float" office:value="12719244" table:style-name="ce3">
            <text:p>127192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ur Point by Sheraton Penghu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耐斯王子大飯店</text:p>
          </table:table-cell>
          <table:table-cell office:value-type="string" table:style-name="ce2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4717" table:style-name="ce3">
            <text:p>4717</text:p>
          </table:table-cell>
          <table:table-cell office:value-type="percentage" office:value="0.62109999999999999" table:style-name="ce4">
            <text:p>62.11%</text:p>
          </table:table-cell>
          <table:table-cell office:value-type="float" office:value="2281" table:style-name="ce3">
            <text:p>2281</text:p>
          </table:table-cell>
          <table:table-cell office:value-type="float" office:value="10758202" table:style-name="ce3">
            <text:p>10758202</text:p>
          </table:table-cell>
          <table:table-cell office:value-type="float" office:value="16575981" table:style-name="ce3">
            <text:p>16575981</text:p>
          </table:table-cell>
          <table:table-cell office:value-type="float" office:value="31990565" table:style-name="ce3">
            <text:p>319905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ice Prince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和昇帝景飯店</text:p>
          </table:table-cell>
          <table:table-cell office:value-type="string" table:style-name="ce2">
            <text:p>Others</text:p>
          </table:table-cell>
          <table:table-cell office:value-type="float" office:value="60" table:style-name="ce3">
            <text:p>60</text:p>
          </table:table-cell>
          <table:table-cell office:value-type="float" office:value="1036" table:style-name="ce3">
            <text:p>1036</text:p>
          </table:table-cell>
          <table:table-cell office:value-type="percentage" office:value="0.55700000000000005" table:style-name="ce4">
            <text:p>55.70%</text:p>
          </table:table-cell>
          <table:table-cell office:value-type="float" office:value="2905" table:style-name="ce3">
            <text:p>2905</text:p>
          </table:table-cell>
          <table:table-cell office:value-type="float" office:value="3009462" table:style-name="ce3">
            <text:p>3009462</text:p>
          </table:table-cell>
          <table:table-cell office:value-type="float" office:value="7800" table:style-name="ce3">
            <text:p>7800</text:p>
          </table:table-cell>
          <table:table-cell office:value-type="float" office:value="3018008" table:style-name="ce3">
            <text:p>30180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ake.sunrisein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瓏山林台北中和飯店</text:p>
          </table:table-cell>
          <table:table-cell office:value-type="string" table:style-name="ce2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543" table:style-name="ce3">
            <text:p>1543</text:p>
          </table:table-cell>
          <table:table-cell office:value-type="percentage" office:value="0.39500000000000002" table:style-name="ce4">
            <text:p>39.50%</text:p>
          </table:table-cell>
          <table:table-cell office:value-type="float" office:value="2972" table:style-name="ce3">
            <text:p>2972</text:p>
          </table:table-cell>
          <table:table-cell office:value-type="float" office:value="4585337" table:style-name="ce3">
            <text:p>4585337</text:p>
          </table:table-cell>
          <table:table-cell office:value-type="float" office:value="5550755" table:style-name="ce3">
            <text:p>5550755</text:p>
          </table:table-cell>
          <table:table-cell office:value-type="float" office:value="11600543" table:style-name="ce3">
            <text:p>116005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SL Hotel Taipei Zhonghe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碧特弗大飯店</text:p>
          </table:table-cell>
          <table:table-cell office:value-type="string" table:style-name="ce2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735" table:style-name="ce3">
            <text:p>735</text:p>
          </table:table-cell>
          <table:table-cell office:value-type="percentage" office:value="0.43909999999999999" table:style-name="ce4">
            <text:p>43.91%</text:p>
          </table:table-cell>
          <table:table-cell office:value-type="float" office:value="2369" table:style-name="ce3">
            <text:p>2369</text:p>
          </table:table-cell>
          <table:table-cell office:value-type="float" office:value="1741049" table:style-name="ce3">
            <text:p>1741049</text:p>
          </table:table-cell>
          <table:table-cell office:value-type="float" office:value="156685" table:style-name="ce3">
            <text:p>156685</text:p>
          </table:table-cell>
          <table:table-cell office:value-type="float" office:value="1897734" table:style-name="ce3">
            <text:p>18977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eautiful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美麗春天大飯店</text:p>
          </table:table-cell>
          <table:table-cell office:value-type="string" table:style-name="ce2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466" table:style-name="ce3">
            <text:p>466</text:p>
          </table:table-cell>
          <table:table-cell office:value-type="percentage" office:value="0.44209999999999999" table:style-name="ce4">
            <text:p>44.21%</text:p>
          </table:table-cell>
          <table:table-cell office:value-type="float" office:value="2379" table:style-name="ce3">
            <text:p>2379</text:p>
          </table:table-cell>
          <table:table-cell office:value-type="float" office:value="1108458" table:style-name="ce3">
            <text:p>1108458</text:p>
          </table:table-cell>
          <table:table-cell office:value-type="float" office:value="207698" table:style-name="ce3">
            <text:p>207698</text:p>
          </table:table-cell>
          <table:table-cell office:value-type="float" office:value="1316156" table:style-name="ce3">
            <text:p>13161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eautiful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遠百企業觀光旅館</text:p>
          </table:table-cell>
          <table:table-cell office:value-type="string" table:style-name="ce2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3" table:style-name="ce3">
            <text:p>73</text:p>
          </table:table-cell>
          <table:table-cell office:value-type="percentage" office:value="5.8900000000000001E-2" table:style-name="ce4">
            <text:p>5.89%</text:p>
          </table:table-cell>
          <table:table-cell office:value-type="float" office:value="1008" table:style-name="ce3">
            <text:p>1008</text:p>
          </table:table-cell>
          <table:table-cell office:value-type="float" office:value="73600" table:style-name="ce3">
            <text:p>73600</text:p>
          </table:table-cell>
          <table:table-cell office:value-type="float" office:value="0" table:style-name="ce3">
            <text:p>0</text:p>
          </table:table-cell>
          <table:table-cell office:value-type="float" office:value="73600" table:style-name="ce3">
            <text:p>736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ar Eastem Geant Tourist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幼獅大飯店</text:p>
          </table:table-cell>
          <table:table-cell office:value-type="string" table:style-name="ce2">
            <text:p>Others</text:p>
          </table:table-cell>
          <table:table-cell office:value-type="float" office:value="53" table:style-name="ce3">
            <text:p>53</text:p>
          </table:table-cell>
          <table:table-cell office:value-type="float" office:value="1085" table:style-name="ce3">
            <text:p>1085</text:p>
          </table:table-cell>
          <table:table-cell office:value-type="percentage" office:value="0.66039999999999999" table:style-name="ce4">
            <text:p>66.04%</text:p>
          </table:table-cell>
          <table:table-cell office:value-type="float" office:value="798" table:style-name="ce3">
            <text:p>798</text:p>
          </table:table-cell>
          <table:table-cell office:value-type="float" office:value="865300" table:style-name="ce3">
            <text:p>865300</text:p>
          </table:table-cell>
          <table:table-cell office:value-type="float" office:value="0" table:style-name="ce3">
            <text:p>0</text:p>
          </table:table-cell>
          <table:table-cell office:value-type="float" office:value="928300" table:style-name="ce3">
            <text:p>9283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ion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山泉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3477" table:style-name="ce3">
            <text:p>3477</text:p>
          </table:table-cell>
          <table:table-cell office:value-type="percentage" office:value="0.67159999999999997" table:style-name="ce4">
            <text:p>67.16%</text:p>
          </table:table-cell>
          <table:table-cell office:value-type="float" office:value="1996" table:style-name="ce3">
            <text:p>1996</text:p>
          </table:table-cell>
          <table:table-cell office:value-type="float" office:value="6941312" table:style-name="ce3">
            <text:p>6941312</text:p>
          </table:table-cell>
          <table:table-cell office:value-type="float" office:value="945398" table:style-name="ce3">
            <text:p>945398</text:p>
          </table:table-cell>
          <table:table-cell office:value-type="float" office:value="8301800" table:style-name="ce3">
            <text:p>8301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 Spring Resort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悅川酒店</text:p>
          </table:table-cell>
          <table:table-cell office:value-type="string" table:style-name="ce2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735" table:style-name="ce3">
            <text:p>2735</text:p>
          </table:table-cell>
          <table:table-cell office:value-type="percentage" office:value="0.85660000000000003" table:style-name="ce4">
            <text:p>85.66%</text:p>
          </table:table-cell>
          <table:table-cell office:value-type="float" office:value="3091" table:style-name="ce3">
            <text:p>3091</text:p>
          </table:table-cell>
          <table:table-cell office:value-type="float" office:value="8453844" table:style-name="ce3">
            <text:p>8453844</text:p>
          </table:table-cell>
          <table:table-cell office:value-type="float" office:value="7139261" table:style-name="ce3">
            <text:p>7139261</text:p>
          </table:table-cell>
          <table:table-cell office:value-type="float" office:value="16271661" table:style-name="ce3">
            <text:p>162716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 Walden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台東桂田喜來登酒店</text:p>
          </table:table-cell>
          <table:table-cell office:value-type="string" table:style-name="ce2">
            <text:p>Others</text:p>
          </table:table-cell>
          <table:table-cell office:value-type="float" office:value="290" table:style-name="ce3">
            <text:p>290</text:p>
          </table:table-cell>
          <table:table-cell office:value-type="float" office:value="5021" table:style-name="ce3">
            <text:p>5021</text:p>
          </table:table-cell>
          <table:table-cell office:value-type="percentage" office:value="0.5585" table:style-name="ce4">
            <text:p>55.85%</text:p>
          </table:table-cell>
          <table:table-cell office:value-type="float" office:value="3345" table:style-name="ce3">
            <text:p>3345</text:p>
          </table:table-cell>
          <table:table-cell office:value-type="float" office:value="16792815" table:style-name="ce3">
            <text:p>16792815</text:p>
          </table:table-cell>
          <table:table-cell office:value-type="float" office:value="12838435" table:style-name="ce3">
            <text:p>12838435</text:p>
          </table:table-cell>
          <table:table-cell office:value-type="float" office:value="30656434" table:style-name="ce3">
            <text:p>306564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QUEENAPLAZA HOTEL TAITUNG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寶華大飯店</text:p>
          </table:table-cell>
          <table:table-cell office:value-type="string" table:style-name="ce2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41" table:style-name="ce3">
            <text:p>41</text:p>
          </table:table-cell>
          <table:table-cell office:value-type="percentage" office:value="1.7000000000000001E-2" table:style-name="ce4">
            <text:p>1.70%</text:p>
          </table:table-cell>
          <table:table-cell office:value-type="float" office:value="714" table:style-name="ce3">
            <text:p>714</text:p>
          </table:table-cell>
          <table:table-cell office:value-type="float" office:value="29280" table:style-name="ce3">
            <text:p>29280</text:p>
          </table:table-cell>
          <table:table-cell office:value-type="float" office:value="0" table:style-name="ce3">
            <text:p>0</text:p>
          </table:table-cell>
          <table:table-cell office:value-type="float" office:value="31280" table:style-name="ce3">
            <text:p>312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owa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長榮桂冠酒店(基隆)</text:p>
          </table:table-cell>
          <table:table-cell office:value-type="string" table:style-name="ce2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2999" table:style-name="ce3">
            <text:p>2999</text:p>
          </table:table-cell>
          <table:table-cell office:value-type="percentage" office:value="0.69099999999999995" table:style-name="ce4">
            <text:p>69.10%</text:p>
          </table:table-cell>
          <table:table-cell office:value-type="float" office:value="2706" table:style-name="ce3">
            <text:p>2706</text:p>
          </table:table-cell>
          <table:table-cell office:value-type="float" office:value="8114119" table:style-name="ce3">
            <text:p>8114119</text:p>
          </table:table-cell>
          <table:table-cell office:value-type="float" office:value="5356703" table:style-name="ce3">
            <text:p>5356703</text:p>
          </table:table-cell>
          <table:table-cell office:value-type="float" office:value="16451526" table:style-name="ce3">
            <text:p>164515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vergreen Laurel Hotel (Keelung)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鈺通大飯店</text:p>
          </table:table-cell>
          <table:table-cell office:value-type="string" table:style-name="ce2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558" table:style-name="ce3">
            <text:p>1558</text:p>
          </table:table-cell>
          <table:table-cell office:value-type="percentage" office:value="0.41880000000000001" table:style-name="ce4">
            <text:p>41.88%</text:p>
          </table:table-cell>
          <table:table-cell office:value-type="float" office:value="1769" table:style-name="ce3">
            <text:p>1769</text:p>
          </table:table-cell>
          <table:table-cell office:value-type="float" office:value="2756747" table:style-name="ce3">
            <text:p>2756747</text:p>
          </table:table-cell>
          <table:table-cell office:value-type="float" office:value="6754457" table:style-name="ce3">
            <text:p>6754457</text:p>
          </table:table-cell>
          <table:table-cell office:value-type="float" office:value="9624802" table:style-name="ce3">
            <text:p>96248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Yuh-Tong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2">
            <text:p>陸島酒店</text:p>
          </table:table-cell>
          <table:table-cell office:value-type="string" table:style-name="ce2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763" table:style-name="ce3">
            <text:p>763</text:p>
          </table:table-cell>
          <table:table-cell office:value-type="percentage" office:value="0.52370000000000005" table:style-name="ce4">
            <text:p>52.37%</text:p>
          </table:table-cell>
          <table:table-cell office:value-type="float" office:value="1318" table:style-name="ce3">
            <text:p>1318</text:p>
          </table:table-cell>
          <table:table-cell office:value-type="float" office:value="1005625" table:style-name="ce3">
            <text:p>1005625</text:p>
          </table:table-cell>
          <table:table-cell office:value-type="float" office:value="122480" table:style-name="ce3">
            <text:p>122480</text:p>
          </table:table-cell>
          <table:table-cell office:value-type="float" office:value="1130415" table:style-name="ce3">
            <text:p>11304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UDAO HOTEL</text:p>
          </table:table-cell>
          <table:table-cell office:value-type="string" table:style-name="ce2">
            <text:p>Others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4"/>
          <table:table-cell table:number-columns-repeated="4" table:style-name="ce5"/>
          <table:table-cell table:number-columns-repeated="16375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icrosoft Office User</meta:initial-creator>
    <dc:creator>emmayianpan</dc:creator>
    <meta:creation-date>2020-08-28T04:18:36Z</meta:creation-date>
    <dc:date>2021-04-15T01:05:06Z</dc:date>
  </office:meta>
</office:document-meta>
</file>